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24"/>
        <table:table-column table:style-name="co13" table:default-cell-style-name="Default"/>
        <table:table-column table:style-name="co6" table:default-cell-style-name="Default"/>
        <table:table-column table:style-name="co12" table:default-cell-style-name="ce2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20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6"/>
          <table:table-cell table:style-name="ce16" table:number-columns-repeated="5"/>
          <table:table-cell table:style-name="ce26"/>
          <table:table-cell table:style-name="ce16" table:number-columns-repeated="2"/>
          <table:table-cell table:style-name="ce26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3"/>
          <table:covered-table-cell table:style-name="ce26"/>
          <table:covered-table-cell table:number-columns-repeated="5" table:style-name="ce3"/>
          <table:covered-table-cell table:style-name="ce26"/>
          <table:covered-table-cell table:number-columns-repeated="2" table:style-name="ce3"/>
          <table:covered-table-cell table:style-name="ce26"/>
          <table:covered-table-cell table:number-columns-repeated="5" table:style-name="ce3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2766.2344658715" calcext:value-type="float">
            <text:p>2766.2344658715</text:p>
          </table:table-cell>
          <table:table-cell office:value-type="float" office:value="37135.0561310135" calcext:value-type="float">
            <text:p>37135.0561310135</text:p>
          </table:table-cell>
          <table:table-cell office:value-type="float" office:value="12143.0153983404" calcext:value-type="float">
            <text:p>12143.0153983404</text:p>
          </table:table-cell>
          <table:table-cell table:style-name="Default" office:value-type="float" office:value="2487.51637809126" calcext:value-type="float">
            <text:p>2487.51637809126</text:p>
          </table:table-cell>
          <table:table-cell office:value-type="float" office:value="41336.8203743399" calcext:value-type="float">
            <text:p>41336.8203743399</text:p>
          </table:table-cell>
          <table:table-cell office:value-type="float" office:value="138774.299198435" calcext:value-type="float">
            <text:p>138774.299198435</text:p>
          </table:table-cell>
          <table:table-cell office:value-type="float" office:value="180266.255195702" calcext:value-type="float">
            <text:p>180266.255195702</text:p>
          </table:table-cell>
          <table:table-cell office:value-type="float" office:value="29878.476676379" calcext:value-type="float">
            <text:p>29878.476676379</text:p>
          </table:table-cell>
          <table:table-cell office:value-type="float" office:value="29839.6444393925" calcext:value-type="float">
            <text:p>29839.6444393925</text:p>
          </table:table-cell>
          <table:table-cell table:style-name="Default" office:value-type="float" office:value="43874.0848055085" calcext:value-type="float">
            <text:p>43874.0848055085</text:p>
          </table:table-cell>
          <table:table-cell office:value-type="float" office:value="55418.0806754635" calcext:value-type="float">
            <text:p>55418.0806754635</text:p>
          </table:table-cell>
          <table:table-cell office:value-type="float" office:value="80879.4697503063" calcext:value-type="float">
            <text:p>80879.4697503063</text:p>
          </table:table-cell>
          <table:table-cell table:style-name="Default" office:value-type="float" office:value="51231.1631328856" calcext:value-type="float">
            <text:p>51231.1631328856</text:p>
          </table:table-cell>
          <table:table-cell office:value-type="float" office:value="50280.9902808701" calcext:value-type="float">
            <text:p>50280.9902808701</text:p>
          </table:table-cell>
          <table:table-cell office:value-type="float" office:value="112442.909431893" calcext:value-type="float">
            <text:p>112442.909431893</text:p>
          </table:table-cell>
          <table:table-cell office:value-type="float" office:value="16143.612495316" calcext:value-type="float">
            <text:p>16143.612495316</text:p>
          </table:table-cell>
          <table:table-cell office:value-type="float" office:value="132715.271586615" calcext:value-type="float">
            <text:p>132715.271586615</text:p>
          </table:table-cell>
          <table:table-cell office:value-type="float" office:value="4011.36008592108" calcext:value-type="float">
            <text:p>4011.36008592108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2758.54524987513" calcext:value-type="float">
            <text:p>2758.54524987513</text:p>
          </table:table-cell>
          <table:table-cell office:value-type="float" office:value="37035.5563642235" calcext:value-type="float">
            <text:p>37035.5563642235</text:p>
          </table:table-cell>
          <table:table-cell office:value-type="float" office:value="12131.7267346366" calcext:value-type="float">
            <text:p>12131.7267346366</text:p>
          </table:table-cell>
          <table:table-cell table:style-name="Default" office:value-type="float" office:value="2495.16776111857" calcext:value-type="float">
            <text:p>2495.16776111857</text:p>
          </table:table-cell>
          <table:table-cell office:value-type="float" office:value="41591.6413954659" calcext:value-type="float">
            <text:p>41591.6413954659</text:p>
          </table:table-cell>
          <table:table-cell office:value-type="float" office:value="138502.838404778" calcext:value-type="float">
            <text:p>138502.838404778</text:p>
          </table:table-cell>
          <table:table-cell office:value-type="float" office:value="179561.408051645" calcext:value-type="float">
            <text:p>179561.408051645</text:p>
          </table:table-cell>
          <table:table-cell office:value-type="float" office:value="30026.494319262" calcext:value-type="float">
            <text:p>30026.494319262</text:p>
          </table:table-cell>
          <table:table-cell office:value-type="float" office:value="29959.3491734312" calcext:value-type="float">
            <text:p>29959.3491734312</text:p>
          </table:table-cell>
          <table:table-cell table:style-name="Default" office:value-type="float" office:value="43909.8624345249" calcext:value-type="float">
            <text:p>43909.8624345249</text:p>
          </table:table-cell>
          <table:table-cell office:value-type="float" office:value="55408.3843480544" calcext:value-type="float">
            <text:p>55408.3843480544</text:p>
          </table:table-cell>
          <table:table-cell office:value-type="float" office:value="80890.5374357728" calcext:value-type="float">
            <text:p>80890.5374357728</text:p>
          </table:table-cell>
          <table:table-cell table:style-name="Default" office:value-type="float" office:value="51497.4359340878" calcext:value-type="float">
            <text:p>51497.4359340878</text:p>
          </table:table-cell>
          <table:table-cell office:value-type="float" office:value="50171.2871610916" calcext:value-type="float">
            <text:p>50171.2871610916</text:p>
          </table:table-cell>
          <table:table-cell office:value-type="float" office:value="111701.221736006" calcext:value-type="float">
            <text:p>111701.221736006</text:p>
          </table:table-cell>
          <table:table-cell office:value-type="float" office:value="16153.5184722724" calcext:value-type="float">
            <text:p>16153.5184722724</text:p>
          </table:table-cell>
          <table:table-cell office:value-type="float" office:value="133055.707247093" calcext:value-type="float">
            <text:p>133055.707247093</text:p>
          </table:table-cell>
          <table:table-cell office:value-type="float" office:value="4004.67489794782" calcext:value-type="float">
            <text:p>4004.67489794782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2762.02898698837" calcext:value-type="float">
            <text:p>2762.02898698837</text:p>
          </table:table-cell>
          <table:table-cell office:value-type="float" office:value="37048.1031030417" calcext:value-type="float">
            <text:p>37048.1031030417</text:p>
          </table:table-cell>
          <table:table-cell office:value-type="float" office:value="12113.6631831398" calcext:value-type="float">
            <text:p>12113.6631831398</text:p>
          </table:table-cell>
          <table:table-cell table:style-name="Default" office:value-type="float" office:value="2501.4466858464" calcext:value-type="float">
            <text:p>2501.4466858464</text:p>
          </table:table-cell>
          <table:table-cell office:value-type="float" office:value="41665.6878813003" calcext:value-type="float">
            <text:p>41665.6878813003</text:p>
          </table:table-cell>
          <table:table-cell office:value-type="float" office:value="138510.980721079" calcext:value-type="float">
            <text:p>138510.980721079</text:p>
          </table:table-cell>
          <table:table-cell office:value-type="float" office:value="180171.360650604" calcext:value-type="float">
            <text:p>180171.360650604</text:p>
          </table:table-cell>
          <table:table-cell office:value-type="float" office:value="30027.5094134106" calcext:value-type="float">
            <text:p>30027.5094134106</text:p>
          </table:table-cell>
          <table:table-cell office:value-type="float" office:value="30095.0960552587" calcext:value-type="float">
            <text:p>30095.0960552587</text:p>
          </table:table-cell>
          <table:table-cell table:style-name="Default" office:value-type="float" office:value="44011.012092505" calcext:value-type="float">
            <text:p>44011.012092505</text:p>
          </table:table-cell>
          <table:table-cell office:value-type="float" office:value="55362.3450056911" calcext:value-type="float">
            <text:p>55362.3450056911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1420.9980316973" calcext:value-type="float">
            <text:p>51420.9980316973</text:p>
          </table:table-cell>
          <table:table-cell office:value-type="float" office:value="50181.6427854971" calcext:value-type="float">
            <text:p>50181.6427854971</text:p>
          </table:table-cell>
          <table:table-cell office:value-type="float" office:value="111969.640388444" calcext:value-type="float">
            <text:p>111969.640388444</text:p>
          </table:table-cell>
          <table:table-cell office:value-type="float" office:value="16149.6175649866" calcext:value-type="float">
            <text:p>16149.6175649866</text:p>
          </table:table-cell>
          <table:table-cell office:value-type="float" office:value="131673.778005442" calcext:value-type="float">
            <text:p>131673.778005442</text:p>
          </table:table-cell>
          <table:table-cell office:value-type="float" office:value="4027.7905401433" calcext:value-type="float">
            <text:p>4027.790540143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2758.53595409916" calcext:value-type="float">
            <text:p>2758.53595409916</text:p>
          </table:table-cell>
          <table:table-cell office:value-type="float" office:value="37001.4942760519" calcext:value-type="float">
            <text:p>37001.4942760519</text:p>
          </table:table-cell>
          <table:table-cell office:value-type="float" office:value="12147.1088067617" calcext:value-type="float">
            <text:p>12147.1088067617</text:p>
          </table:table-cell>
          <table:table-cell table:style-name="Default" office:value-type="float" office:value="2488.94059063138" calcext:value-type="float">
            <text:p>2488.94059063138</text:p>
          </table:table-cell>
          <table:table-cell office:value-type="float" office:value="41504.0186028613" calcext:value-type="float">
            <text:p>41504.0186028613</text:p>
          </table:table-cell>
          <table:table-cell office:value-type="float" office:value="138452.86405861" calcext:value-type="float">
            <text:p>138452.86405861</text:p>
          </table:table-cell>
          <table:table-cell office:value-type="float" office:value="179927.837666616" calcext:value-type="float">
            <text:p>179927.837666616</text:p>
          </table:table-cell>
          <table:table-cell office:value-type="float" office:value="29966.169878107" calcext:value-type="float">
            <text:p>29966.169878107</text:p>
          </table:table-cell>
          <table:table-cell office:value-type="float" office:value="29998.877196687" calcext:value-type="float">
            <text:p>29998.877196687</text:p>
          </table:table-cell>
          <table:table-cell table:style-name="Default" office:value-type="float" office:value="44107.9477852452" calcext:value-type="float">
            <text:p>44107.9477852452</text:p>
          </table:table-cell>
          <table:table-cell office:value-type="float" office:value="55165.6783289065" calcext:value-type="float">
            <text:p>55165.6783289065</text:p>
          </table:table-cell>
          <table:table-cell office:value-type="float" office:value="80876.7341122347" calcext:value-type="float">
            <text:p>80876.7341122347</text:p>
          </table:table-cell>
          <table:table-cell table:style-name="Default" office:value-type="float" office:value="51710.4864847589" calcext:value-type="float">
            <text:p>51710.4864847589</text:p>
          </table:table-cell>
          <table:table-cell office:value-type="float" office:value="50205.7348870706" calcext:value-type="float">
            <text:p>50205.7348870706</text:p>
          </table:table-cell>
          <table:table-cell office:value-type="float" office:value="112009.356821973" calcext:value-type="float">
            <text:p>112009.356821973</text:p>
          </table:table-cell>
          <table:table-cell office:value-type="float" office:value="16140.0901043194" calcext:value-type="float">
            <text:p>16140.0901043194</text:p>
          </table:table-cell>
          <table:table-cell office:value-type="float" office:value="132984.163127004" calcext:value-type="float">
            <text:p>132984.163127004</text:p>
          </table:table-cell>
          <table:table-cell office:value-type="float" office:value="4034.39032411769" calcext:value-type="float">
            <text:p>4034.3903241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2765.61008178987" calcext:value-type="float">
            <text:p>2765.61008178987</text:p>
          </table:table-cell>
          <table:table-cell office:value-type="float" office:value="37096.1700290981" calcext:value-type="float">
            <text:p>37096.1700290981</text:p>
          </table:table-cell>
          <table:table-cell office:value-type="float" office:value="12132.9083646417" calcext:value-type="float">
            <text:p>12132.9083646417</text:p>
          </table:table-cell>
          <table:table-cell table:style-name="Default" office:value-type="float" office:value="2493.5194101071" calcext:value-type="float">
            <text:p>2493.5194101071</text:p>
          </table:table-cell>
          <table:table-cell office:value-type="float" office:value="41503.399002644" calcext:value-type="float">
            <text:p>41503.399002644</text:p>
          </table:table-cell>
          <table:table-cell office:value-type="float" office:value="138759.890743844" calcext:value-type="float">
            <text:p>138759.890743844</text:p>
          </table:table-cell>
          <table:table-cell office:value-type="float" office:value="180240.598105027" calcext:value-type="float">
            <text:p>180240.598105027</text:p>
          </table:table-cell>
          <table:table-cell office:value-type="float" office:value="29852.5961914169" calcext:value-type="float">
            <text:p>29852.5961914169</text:p>
          </table:table-cell>
          <table:table-cell office:value-type="float" office:value="29880.4007230119" calcext:value-type="float">
            <text:p>29880.4007230119</text:p>
          </table:table-cell>
          <table:table-cell table:style-name="Default" office:value-type="float" office:value="44207.0910707665" calcext:value-type="float">
            <text:p>44207.0910707665</text:p>
          </table:table-cell>
          <table:table-cell office:value-type="float" office:value="55406.5809001454" calcext:value-type="float">
            <text:p>55406.5809001454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0379.2430064651" calcext:value-type="float">
            <text:p>50379.2430064651</text:p>
          </table:table-cell>
          <table:table-cell office:value-type="float" office:value="50214.3885874038" calcext:value-type="float">
            <text:p>50214.3885874038</text:p>
          </table:table-cell>
          <table:table-cell office:value-type="float" office:value="112322.756757169" calcext:value-type="float">
            <text:p>112322.756757169</text:p>
          </table:table-cell>
          <table:table-cell office:value-type="float" office:value="16150.2953005391" calcext:value-type="float">
            <text:p>16150.2953005391</text:p>
          </table:table-cell>
          <table:table-cell office:value-type="float" office:value="132833.372754616" calcext:value-type="float">
            <text:p>132833.372754616</text:p>
          </table:table-cell>
          <table:table-cell office:value-type="float" office:value="4050.80630369045" calcext:value-type="float">
            <text:p>4050.8063036904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2754.19238262812" calcext:value-type="float">
            <text:p>2754.19238262812</text:p>
          </table:table-cell>
          <table:table-cell office:value-type="float" office:value="37032.7883775095" calcext:value-type="float">
            <text:p>37032.7883775095</text:p>
          </table:table-cell>
          <table:table-cell office:value-type="float" office:value="12128.2881693102" calcext:value-type="float">
            <text:p>12128.2881693102</text:p>
          </table:table-cell>
          <table:table-cell table:style-name="Default" office:value-type="float" office:value="2491.26114087466" calcext:value-type="float">
            <text:p>2491.26114087466</text:p>
          </table:table-cell>
          <table:table-cell office:value-type="float" office:value="41546.6614469333" calcext:value-type="float">
            <text:p>41546.6614469333</text:p>
          </table:table-cell>
          <table:table-cell office:value-type="float" office:value="138793.342713857" calcext:value-type="float">
            <text:p>138793.342713857</text:p>
          </table:table-cell>
          <table:table-cell office:value-type="float" office:value="179486.423199461" calcext:value-type="float">
            <text:p>179486.423199461</text:p>
          </table:table-cell>
          <table:table-cell office:value-type="float" office:value="30169.8983264988" calcext:value-type="float">
            <text:p>30169.8983264988</text:p>
          </table:table-cell>
          <table:table-cell office:value-type="float" office:value="30049.6190515529" calcext:value-type="float">
            <text:p>30049.6190515529</text:p>
          </table:table-cell>
          <table:table-cell table:style-name="Default" office:value-type="float" office:value="43988.4787568459" calcext:value-type="float">
            <text:p>43988.4787568459</text:p>
          </table:table-cell>
          <table:table-cell office:value-type="float" office:value="55457.1702919112" calcext:value-type="float">
            <text:p>55457.1702919112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1579.6095187226" calcext:value-type="float">
            <text:p>51579.6095187226</text:p>
          </table:table-cell>
          <table:table-cell office:value-type="float" office:value="50466.2481694421" calcext:value-type="float">
            <text:p>50466.2481694421</text:p>
          </table:table-cell>
          <table:table-cell office:value-type="float" office:value="112516.009219642" calcext:value-type="float">
            <text:p>112516.009219642</text:p>
          </table:table-cell>
          <table:table-cell office:value-type="float" office:value="16164.9031407307" calcext:value-type="float">
            <text:p>16164.9031407307</text:p>
          </table:table-cell>
          <table:table-cell office:value-type="float" office:value="132909.694312453" calcext:value-type="float">
            <text:p>132909.694312453</text:p>
          </table:table-cell>
          <table:table-cell office:value-type="float" office:value="4030.53806672752" calcext:value-type="float">
            <text:p>4030.5380667275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2756.07084638048" calcext:value-type="float">
            <text:p>2756.07084638048</text:p>
          </table:table-cell>
          <table:table-cell office:value-type="float" office:value="37061.7270644923" calcext:value-type="float">
            <text:p>37061.7270644923</text:p>
          </table:table-cell>
          <table:table-cell office:value-type="float" office:value="12143.961006199" calcext:value-type="float">
            <text:p>12143.961006199</text:p>
          </table:table-cell>
          <table:table-cell table:style-name="Default" office:value-type="float" office:value="2478.94106723336" calcext:value-type="float">
            <text:p>2478.94106723336</text:p>
          </table:table-cell>
          <table:table-cell office:value-type="float" office:value="41523.3613474532" calcext:value-type="float">
            <text:p>41523.3613474532</text:p>
          </table:table-cell>
          <table:table-cell office:value-type="float" office:value="138664.625268281" calcext:value-type="float">
            <text:p>138664.625268281</text:p>
          </table:table-cell>
          <table:table-cell office:value-type="float" office:value="180236.454211246" calcext:value-type="float">
            <text:p>180236.454211246</text:p>
          </table:table-cell>
          <table:table-cell office:value-type="float" office:value="29989.5223688309" calcext:value-type="float">
            <text:p>29989.5223688309</text:p>
          </table:table-cell>
          <table:table-cell office:value-type="float" office:value="29966.4132278641" calcext:value-type="float">
            <text:p>29966.4132278641</text:p>
          </table:table-cell>
          <table:table-cell table:style-name="Default" office:value-type="float" office:value="43877.1495651828" calcext:value-type="float">
            <text:p>43877.1495651828</text:p>
          </table:table-cell>
          <table:table-cell office:value-type="float" office:value="55326.520908128" calcext:value-type="float">
            <text:p>55326.520908128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1393.4197342334" calcext:value-type="float">
            <text:p>51393.4197342334</text:p>
          </table:table-cell>
          <table:table-cell office:value-type="float" office:value="49850.1949412451" calcext:value-type="float">
            <text:p>49850.1949412451</text:p>
          </table:table-cell>
          <table:table-cell office:value-type="float" office:value="112595.26076096" calcext:value-type="float">
            <text:p>112595.26076096</text:p>
          </table:table-cell>
          <table:table-cell office:value-type="float" office:value="16161.3732489553" calcext:value-type="float">
            <text:p>16161.3732489553</text:p>
          </table:table-cell>
          <table:table-cell office:value-type="float" office:value="132715.271586615" calcext:value-type="float">
            <text:p>132715.271586615</text:p>
          </table:table-cell>
          <table:table-cell office:value-type="float" office:value="4026.22870709273" calcext:value-type="float">
            <text:p>4026.2287070927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2769.73310085685" calcext:value-type="float">
            <text:p>2769.73310085685</text:p>
          </table:table-cell>
          <table:table-cell office:value-type="float" office:value="36994.3554796353" calcext:value-type="float">
            <text:p>36994.3554796353</text:p>
          </table:table-cell>
          <table:table-cell office:value-type="float" office:value="12136.6461879523" calcext:value-type="float">
            <text:p>12136.6461879523</text:p>
          </table:table-cell>
          <table:table-cell table:style-name="Default" office:value-type="float" office:value="2477.80040755702" calcext:value-type="float">
            <text:p>2477.80040755702</text:p>
          </table:table-cell>
          <table:table-cell office:value-type="float" office:value="41637.489298283" calcext:value-type="float">
            <text:p>41637.489298283</text:p>
          </table:table-cell>
          <table:table-cell office:value-type="float" office:value="138890.660101719" calcext:value-type="float">
            <text:p>138890.660101719</text:p>
          </table:table-cell>
          <table:table-cell office:value-type="float" office:value="180371.662852641" calcext:value-type="float">
            <text:p>180371.662852641</text:p>
          </table:table-cell>
          <table:table-cell office:value-type="float" office:value="30152.3133279384" calcext:value-type="float">
            <text:p>30152.3133279384</text:p>
          </table:table-cell>
          <table:table-cell office:value-type="float" office:value="30007.7936961938" calcext:value-type="float">
            <text:p>30007.7936961938</text:p>
          </table:table-cell>
          <table:table-cell table:style-name="Default" office:value-type="float" office:value="44045.9468155136" calcext:value-type="float">
            <text:p>44045.9468155136</text:p>
          </table:table-cell>
          <table:table-cell office:value-type="float" office:value="55322.7852724659" calcext:value-type="float">
            <text:p>55322.7852724659</text:p>
          </table:table-cell>
          <table:table-cell office:value-type="float" office:value="80874.0426881714" calcext:value-type="float">
            <text:p>80874.0426881714</text:p>
          </table:table-cell>
          <table:table-cell table:style-name="Default" office:value-type="float" office:value="51737.8394384084" calcext:value-type="float">
            <text:p>51737.8394384084</text:p>
          </table:table-cell>
          <table:table-cell office:value-type="float" office:value="49993.8746341534" calcext:value-type="float">
            <text:p>49993.8746341534</text:p>
          </table:table-cell>
          <table:table-cell office:value-type="float" office:value="111885.655990332" calcext:value-type="float">
            <text:p>111885.655990332</text:p>
          </table:table-cell>
          <table:table-cell office:value-type="float" office:value="16110.649570576" calcext:value-type="float">
            <text:p>16110.649570576</text:p>
          </table:table-cell>
          <table:table-cell office:value-type="float" office:value="133055.707247093" calcext:value-type="float">
            <text:p>133055.707247093</text:p>
          </table:table-cell>
          <table:table-cell office:value-type="float" office:value="4012.19515719253" calcext:value-type="float">
            <text:p>4012.195157192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2780.66897397516" calcext:value-type="float">
            <text:p>2780.66897397516</text:p>
          </table:table-cell>
          <table:table-cell office:value-type="float" office:value="37137.382163779" calcext:value-type="float">
            <text:p>37137.382163779</text:p>
          </table:table-cell>
          <table:table-cell office:value-type="float" office:value="12135.6660485208" calcext:value-type="float">
            <text:p>12135.6660485208</text:p>
          </table:table-cell>
          <table:table-cell table:style-name="Default" office:value-type="float" office:value="2484.68506739929" calcext:value-type="float">
            <text:p>2484.68506739929</text:p>
          </table:table-cell>
          <table:table-cell office:value-type="float" office:value="41597.4112986962" calcext:value-type="float">
            <text:p>41597.4112986962</text:p>
          </table:table-cell>
          <table:table-cell office:value-type="float" office:value="138503.654140423" calcext:value-type="float">
            <text:p>138503.654140423</text:p>
          </table:table-cell>
          <table:table-cell office:value-type="float" office:value="180369.929719247" calcext:value-type="float">
            <text:p>180369.929719247</text:p>
          </table:table-cell>
          <table:table-cell office:value-type="float" office:value="29886.1605402303" calcext:value-type="float">
            <text:p>29886.1605402303</text:p>
          </table:table-cell>
          <table:table-cell office:value-type="float" office:value="29859.7076200562" calcext:value-type="float">
            <text:p>29859.7076200562</text:p>
          </table:table-cell>
          <table:table-cell table:style-name="Default" office:value-type="float" office:value="44079.8849549973" calcext:value-type="float">
            <text:p>44079.8849549973</text:p>
          </table:table-cell>
          <table:table-cell office:value-type="float" office:value="55380.3472339719" calcext:value-type="float">
            <text:p>55380.3472339719</text:p>
          </table:table-cell>
          <table:table-cell office:value-type="float" office:value="80861.5919914818" calcext:value-type="float">
            <text:p>80861.5919914818</text:p>
          </table:table-cell>
          <table:table-cell table:style-name="Default" office:value-type="float" office:value="51450.2225131051" calcext:value-type="float">
            <text:p>51450.2225131051</text:p>
          </table:table-cell>
          <table:table-cell office:value-type="float" office:value="50076.3613041363" calcext:value-type="float">
            <text:p>50076.3613041363</text:p>
          </table:table-cell>
          <table:table-cell office:value-type="float" office:value="111890.499995822" calcext:value-type="float">
            <text:p>111890.499995822</text:p>
          </table:table-cell>
          <table:table-cell office:value-type="float" office:value="16147.6752610355" calcext:value-type="float">
            <text:p>16147.6752610355</text:p>
          </table:table-cell>
          <table:table-cell office:value-type="float" office:value="131673.778005442" calcext:value-type="float">
            <text:p>131673.778005442</text:p>
          </table:table-cell>
          <table:table-cell office:value-type="float" office:value="4026.14138162158" calcext:value-type="float">
            <text:p>4026.1413816215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2760.3509371059" calcext:value-type="float">
            <text:p>2760.3509371059</text:p>
          </table:table-cell>
          <table:table-cell office:value-type="float" office:value="37061.7270644923" calcext:value-type="float">
            <text:p>37061.7270644923</text:p>
          </table:table-cell>
          <table:table-cell office:value-type="float" office:value="12143.961006199" calcext:value-type="float">
            <text:p>12143.961006199</text:p>
          </table:table-cell>
          <table:table-cell table:style-name="Default" office:value-type="float" office:value="2478.94106723336" calcext:value-type="float">
            <text:p>2478.94106723336</text:p>
          </table:table-cell>
          <table:table-cell office:value-type="float" office:value="41593.4535484616" calcext:value-type="float">
            <text:p>41593.4535484616</text:p>
          </table:table-cell>
          <table:table-cell office:value-type="float" office:value="138664.625268281" calcext:value-type="float">
            <text:p>138664.625268281</text:p>
          </table:table-cell>
          <table:table-cell office:value-type="float" office:value="180236.454211246" calcext:value-type="float">
            <text:p>180236.454211246</text:p>
          </table:table-cell>
          <table:table-cell office:value-type="float" office:value="29989.5223688309" calcext:value-type="float">
            <text:p>29989.5223688309</text:p>
          </table:table-cell>
          <table:table-cell office:value-type="float" office:value="29966.4132278641" calcext:value-type="float">
            <text:p>29966.4132278641</text:p>
          </table:table-cell>
          <table:table-cell table:style-name="Default" office:value-type="float" office:value="43877.1495651828" calcext:value-type="float">
            <text:p>43877.1495651828</text:p>
          </table:table-cell>
          <table:table-cell office:value-type="float" office:value="55326.520908128" calcext:value-type="float">
            <text:p>55326.520908128</text:p>
          </table:table-cell>
          <table:table-cell office:value-type="float" office:value="80894.6080758516" calcext:value-type="float">
            <text:p>80894.6080758516</text:p>
          </table:table-cell>
          <table:table-cell table:style-name="Default" office:value-type="float" office:value="51393.4197342334" calcext:value-type="float">
            <text:p>51393.4197342334</text:p>
          </table:table-cell>
          <table:table-cell office:value-type="float" office:value="49850.1949412451" calcext:value-type="float">
            <text:p>49850.1949412451</text:p>
          </table:table-cell>
          <table:table-cell office:value-type="float" office:value="112595.26076096" calcext:value-type="float">
            <text:p>112595.26076096</text:p>
          </table:table-cell>
          <table:table-cell office:value-type="float" office:value="16160.1688935185" calcext:value-type="float">
            <text:p>16160.1688935185</text:p>
          </table:table-cell>
          <table:table-cell office:value-type="float" office:value="132715.271586615" calcext:value-type="float">
            <text:p>132715.271586615</text:p>
          </table:table-cell>
          <table:table-cell office:value-type="float" office:value="4026.22870709273" calcext:value-type="float">
            <text:p>4026.2287070927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2769.73310085685" calcext:value-type="float">
            <text:p>2769.73310085685</text:p>
          </table:table-cell>
          <table:table-cell office:value-type="float" office:value="36994.3554796353" calcext:value-type="float">
            <text:p>36994.3554796353</text:p>
          </table:table-cell>
          <table:table-cell office:value-type="float" office:value="12136.6461879523" calcext:value-type="float">
            <text:p>12136.6461879523</text:p>
          </table:table-cell>
          <table:table-cell table:style-name="Default" office:value-type="float" office:value="2477.80040755702" calcext:value-type="float">
            <text:p>2477.80040755702</text:p>
          </table:table-cell>
          <table:table-cell office:value-type="float" office:value="41637.489298283" calcext:value-type="float">
            <text:p>41637.489298283</text:p>
          </table:table-cell>
          <table:table-cell office:value-type="float" office:value="138890.660101719" calcext:value-type="float">
            <text:p>138890.660101719</text:p>
          </table:table-cell>
          <table:table-cell office:value-type="float" office:value="180371.662852641" calcext:value-type="float">
            <text:p>180371.662852641</text:p>
          </table:table-cell>
          <table:table-cell office:value-type="float" office:value="30152.3133279384" calcext:value-type="float">
            <text:p>30152.3133279384</text:p>
          </table:table-cell>
          <table:table-cell office:value-type="float" office:value="30007.7936961938" calcext:value-type="float">
            <text:p>30007.7936961938</text:p>
          </table:table-cell>
          <table:table-cell table:style-name="Default" office:value-type="float" office:value="44047.2540698599" calcext:value-type="float">
            <text:p>44047.2540698599</text:p>
          </table:table-cell>
          <table:table-cell office:value-type="float" office:value="55322.7852724659" calcext:value-type="float">
            <text:p>55322.7852724659</text:p>
          </table:table-cell>
          <table:table-cell office:value-type="float" office:value="80874.0426881714" calcext:value-type="float">
            <text:p>80874.0426881714</text:p>
          </table:table-cell>
          <table:table-cell table:style-name="Default" office:value-type="float" office:value="51737.8394384084" calcext:value-type="float">
            <text:p>51737.8394384084</text:p>
          </table:table-cell>
          <table:table-cell office:value-type="float" office:value="49993.8746341534" calcext:value-type="float">
            <text:p>49993.8746341534</text:p>
          </table:table-cell>
          <table:table-cell office:value-type="float" office:value="111885.655990332" calcext:value-type="float">
            <text:p>111885.655990332</text:p>
          </table:table-cell>
          <table:table-cell office:value-type="float" office:value="16110.649570576" calcext:value-type="float">
            <text:p>16110.649570576</text:p>
          </table:table-cell>
          <table:table-cell office:value-type="float" office:value="133055.707247093" calcext:value-type="float">
            <text:p>133055.707247093</text:p>
          </table:table-cell>
          <table:table-cell office:value-type="float" office:value="4012.19515719253" calcext:value-type="float">
            <text:p>4012.1951571925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2780.66897397516" calcext:value-type="float">
            <text:p>2780.66897397516</text:p>
          </table:table-cell>
          <table:table-cell office:value-type="float" office:value="37137.382163779" calcext:value-type="float">
            <text:p>37137.382163779</text:p>
          </table:table-cell>
          <table:table-cell office:value-type="float" office:value="12135.6660485208" calcext:value-type="float">
            <text:p>12135.6660485208</text:p>
          </table:table-cell>
          <table:table-cell table:style-name="Default" office:value-type="float" office:value="2484.68506739929" calcext:value-type="float">
            <text:p>2484.68506739929</text:p>
          </table:table-cell>
          <table:table-cell office:value-type="float" office:value="41597.4112986962" calcext:value-type="float">
            <text:p>41597.4112986962</text:p>
          </table:table-cell>
          <table:table-cell office:value-type="float" office:value="138503.654140423" calcext:value-type="float">
            <text:p>138503.654140423</text:p>
          </table:table-cell>
          <table:table-cell office:value-type="float" office:value="180369.929719247" calcext:value-type="float">
            <text:p>180369.929719247</text:p>
          </table:table-cell>
          <table:table-cell office:value-type="float" office:value="29886.1605402303" calcext:value-type="float">
            <text:p>29886.1605402303</text:p>
          </table:table-cell>
          <table:table-cell office:value-type="float" office:value="29859.7076200562" calcext:value-type="float">
            <text:p>29859.7076200562</text:p>
          </table:table-cell>
          <table:table-cell table:style-name="Default" office:value-type="float" office:value="44079.8849549973" calcext:value-type="float">
            <text:p>44079.8849549973</text:p>
          </table:table-cell>
          <table:table-cell office:value-type="float" office:value="55380.3472339719" calcext:value-type="float">
            <text:p>55380.3472339719</text:p>
          </table:table-cell>
          <table:table-cell office:value-type="float" office:value="80861.5919914818" calcext:value-type="float">
            <text:p>80861.5919914818</text:p>
          </table:table-cell>
          <table:table-cell table:style-name="Default" office:value-type="float" office:value="51470.4075556206" calcext:value-type="float">
            <text:p>51470.4075556206</text:p>
          </table:table-cell>
          <table:table-cell office:value-type="float" office:value="50076.3613041363" calcext:value-type="float">
            <text:p>50076.3613041363</text:p>
          </table:table-cell>
          <table:table-cell office:value-type="float" office:value="111889.079741723" calcext:value-type="float">
            <text:p>111889.079741723</text:p>
          </table:table-cell>
          <table:table-cell office:value-type="float" office:value="16147.6752610355" calcext:value-type="float">
            <text:p>16147.6752610355</text:p>
          </table:table-cell>
          <table:table-cell office:value-type="float" office:value="131673.778005442" calcext:value-type="float">
            <text:p>131673.778005442</text:p>
          </table:table-cell>
          <table:table-cell office:value-type="float" office:value="4026.14138162158" calcext:value-type="float">
            <text:p>4026.14138162158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19:.U19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U20])/15" office:value-type="float" office:value="0.0101226313773016" calcext:value-type="float">
            <text:p>0.010122631377302</text:p>
          </table:table-cell>
          <table:table-cell table:style-name="ce13" table:formula="of:=[.B20]" office:value-type="percentage" office:value="0.0101226313773016" calcext:value-type="percentage">
            <text:p>1.01%</text:p>
          </table:table-cell>
          <table:table-cell table:style-name="ce112"/>
          <table:table-cell table:style-name="ce112" table:formula="of:=([.E4]-[.E7])/[.E4]" office:value-type="float" office:value="0.000893125643669437" calcext:value-type="float">
            <text:p>0.000893125643669</text:p>
          </table:table-cell>
          <table:table-cell table:style-name="ce112" table:formula="of:=([.F4]-[.F7])/[.F4]" office:value-type="float" office:value="0.00164679842962201" calcext:value-type="float">
            <text:p>0.001646798429622</text:p>
          </table:table-cell>
          <table:table-cell table:style-name="ce112" table:formula="of:=([.G4]-[.G7])/[.G4]" office:value-type="float" office:value="0.00834235871804811" calcext:value-type="float">
            <text:p>0.008342358718048</text:p>
          </table:table-cell>
          <table:table-cell table:style-name="ce112"/>
          <table:table-cell table:style-name="ce112" table:formula="of:=([.I4]-[.I7])/[.I4]" office:value-type="float" office:value="0.00942765731463993" calcext:value-type="float">
            <text:p>0.00942765731464</text:p>
          </table:table-cell>
          <table:table-cell table:style-name="ce112" table:formula="of:=([.J4]-[.J7])/[.J4]" office:value-type="float" office:value="0.00117206500009709" calcext:value-type="float">
            <text:p>0.001172065000097</text:p>
          </table:table-cell>
          <table:table-cell table:style-name="ce112" table:formula="of:=([.K4]-[.K7])/[.K4]" office:value-type="float" office:value="0.014703432360845" calcext:value-type="float">
            <text:p>0.014703432360845</text:p>
          </table:table-cell>
          <table:table-cell table:style-name="ce112" table:formula="of:=([.L4]-[.L7])/[.L4]" office:value-type="float" office:value="0.0199968932633029" calcext:value-type="float">
            <text:p>0.019996893263303</text:p>
          </table:table-cell>
          <table:table-cell table:style-name="ce112" table:formula="of:=([.M4]-[.M7])/[.M4]" office:value-type="float" office:value="0.00905217655551115" calcext:value-type="float">
            <text:p>0.009052176555511</text:p>
          </table:table-cell>
          <table:table-cell table:style-name="ce112"/>
          <table:table-cell table:style-name="ce112" table:formula="of:=([.O4]-[.O7])/[.O4]" office:value-type="float" office:value="0.000187136397657781" calcext:value-type="float">
            <text:p>0.000187136397658</text:p>
          </table:table-cell>
          <table:table-cell table:style-name="ce112" table:formula="of:=([.P4]-[.P7])/[.P4]" office:value-type="float" office:value="0.0443961836978541" calcext:value-type="float">
            <text:p>0.044396183697854</text:p>
          </table:table-cell>
          <table:table-cell table:style-name="ce112" table:formula="of:=([.Q4]-[.Q7])/[.Q4]" office:value-type="float" office:value="0.00881491367657528" calcext:value-type="float">
            <text:p>0.008814913676575</text:p>
          </table:table-cell>
          <table:table-cell table:style-name="ce112" table:formula="of:=([.R4]-[.R7])/[.R4]" office:value-type="float" office:value="0.0029226209558109" calcext:value-type="float">
            <text:p>0.002922620955811</text:p>
          </table:table-cell>
          <table:table-cell table:style-name="ce112" table:formula="of:=([.S4]-[.S7])/[.S4]" office:value-type="float" office:value="0.00181926437516885" calcext:value-type="float">
            <text:p>0.001819264375169</text:p>
          </table:table-cell>
          <table:table-cell table:style-name="ce112" table:formula="of:=([.T4]-[.T7])/[.T4]" office:value-type="float" office:value="0.00605473857799905" calcext:value-type="float">
            <text:p>0.006054738577999</text:p>
          </table:table-cell>
          <table:table-cell table:style-name="ce112" table:formula="of:=([.U4]-[.U7])/[.U4]" office:value-type="float" office:value="0.0224101056927222" calcext:value-type="float">
            <text:p>0.022410105692722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U21])/15" office:value-type="float" office:value="0.0100479888961006" calcext:value-type="float">
            <text:p>0.010047988896101</text:p>
          </table:table-cell>
          <table:table-cell table:style-name="ce13" table:formula="of:=[.B21]" office:value-type="percentage" office:value="0.0100479888961006" calcext:value-type="percentage">
            <text:p>1.00%</text:p>
          </table:table-cell>
          <table:table-cell table:style-name="ce112"/>
          <table:table-cell table:style-name="ce112" table:formula="of:=([.E4]-[.E8])/[.E4]" office:value-type="float" office:value="0.00357013522313773" calcext:value-type="float">
            <text:p>0.003570135223138</text:p>
          </table:table-cell>
          <table:table-cell table:style-name="ce112" table:formula="of:=([.F4]-[.F8])/[.F4]" office:value-type="float" office:value="0.00257491003785965" calcext:value-type="float">
            <text:p>0.00257491003786</text:p>
          </table:table-cell>
          <table:table-cell table:style-name="ce112" table:formula="of:=([.G4]-[.G8])/[.G4]" office:value-type="float" office:value="0.00529210646152638" calcext:value-type="float">
            <text:p>0.005292106461526</text:p>
          </table:table-cell>
          <table:table-cell table:style-name="ce112"/>
          <table:table-cell table:style-name="ce112" table:formula="of:=([.I4]-[.I8])/[.I4]" office:value-type="float" office:value="0.0113653471885805" calcext:value-type="float">
            <text:p>0.011365347188581</text:p>
          </table:table-cell>
          <table:table-cell table:style-name="ce112" table:formula="of:=([.J4]-[.J8])/[.J4]" office:value-type="float" office:value="0.00507751594888611" calcext:value-type="float">
            <text:p>0.005077515948886</text:p>
          </table:table-cell>
          <table:table-cell table:style-name="ce112" table:formula="of:=([.K4]-[.K8])/[.K4]" office:value-type="float" office:value="0.00982228406595871" calcext:value-type="float">
            <text:p>0.009822284065959</text:p>
          </table:table-cell>
          <table:table-cell table:style-name="ce112" table:formula="of:=([.L4]-[.L8])/[.L4]" office:value-type="float" office:value="0.0160655122615178" calcext:value-type="float">
            <text:p>0.016065512261518</text:p>
          </table:table-cell>
          <table:table-cell table:style-name="ce112" table:formula="of:=([.M4]-[.M8])/[.M4]" office:value-type="float" office:value="0.00824409671158955" calcext:value-type="float">
            <text:p>0.00824409671159</text:p>
          </table:table-cell>
          <table:table-cell table:style-name="ce112"/>
          <table:table-cell table:style-name="ce112" table:formula="of:=([.O4]-[.O8])/[.O4]" office:value-type="float" office:value="0.0000503202892703623" calcext:value-type="float">
            <text:p>5.03202892703623E-05</text:p>
          </table:table-cell>
          <table:table-cell table:style-name="ce112" table:formula="of:=([.P4]-[.P8])/[.P4]" office:value-type="float" office:value="0.0394294546711031" calcext:value-type="float">
            <text:p>0.039429454671103</text:p>
          </table:table-cell>
          <table:table-cell table:style-name="ce112" table:formula="of:=([.Q4]-[.Q8])/[.Q4]" office:value-type="float" office:value="0.0109774823857471" calcext:value-type="float">
            <text:p>0.010977482385747</text:p>
          </table:table-cell>
          <table:table-cell table:style-name="ce112" table:formula="of:=([.R4]-[.R8])/[.R4]" office:value-type="float" office:value="0.00949946984402657" calcext:value-type="float">
            <text:p>0.009499469844027</text:p>
          </table:table-cell>
          <table:table-cell table:style-name="ce112" table:formula="of:=([.S4]-[.S8])/[.S4]" office:value-type="float" office:value="0.00120676482661787" calcext:value-type="float">
            <text:p>0.001206764826618</text:p>
          </table:table-cell>
          <table:table-cell table:style-name="ce112" table:formula="of:=([.T4]-[.T8])/[.T4]" office:value-type="float" office:value="0.00350511179047043" calcext:value-type="float">
            <text:p>0.00350511179047</text:p>
          </table:table-cell>
          <table:table-cell table:style-name="ce112" table:formula="of:=([.U4]-[.U8])/[.U4]" office:value-type="float" office:value="0.0240393217352176" calcext:value-type="float">
            <text:p>0.024039321735218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U22])/15" office:value-type="float" office:value="0.00952658784623551" calcext:value-type="float">
            <text:p>0.009526587846236</text:p>
          </table:table-cell>
          <table:table-cell table:style-name="ce13" table:formula="of:=[.B22]" office:value-type="percentage" office:value="0.00952658784623551" calcext:value-type="percentage">
            <text:p>0.95%</text:p>
          </table:table-cell>
          <table:table-cell table:style-name="ce112"/>
          <table:table-cell table:style-name="ce112" table:formula="of:=([.E4]-[.E9])/[.E4]" office:value-type="float" office:value="0.00323256920573801" calcext:value-type="float">
            <text:p>0.003232569205738</text:p>
          </table:table-cell>
          <table:table-cell table:style-name="ce112" table:formula="of:=([.F4]-[.F9])/[.F4]" office:value-type="float" office:value="0.00406002752119556" calcext:value-type="float">
            <text:p>0.004060027521196</text:p>
          </table:table-cell>
          <table:table-cell table:style-name="ce112" table:formula="of:=([.G4]-[.G9])/[.G4]" office:value-type="float" office:value="0.00278898980258721" calcext:value-type="float">
            <text:p>0.002788989802587</text:p>
          </table:table-cell>
          <table:table-cell table:style-name="ce112"/>
          <table:table-cell table:style-name="ce112" table:formula="of:=([.I4]-[.I9])/[.I4]" office:value-type="float" office:value="0.0113072272529789" calcext:value-type="float">
            <text:p>0.011307227252979</text:p>
          </table:table-cell>
          <table:table-cell table:style-name="ce112" table:formula="of:=([.J4]-[.J9])/[.J4]" office:value-type="float" office:value="0.0016978612586361" calcext:value-type="float">
            <text:p>0.001697861258636</text:p>
          </table:table-cell>
          <table:table-cell table:style-name="ce112" table:formula="of:=([.K4]-[.K9])/[.K4]" office:value-type="float" office:value="0.00978880950862986" calcext:value-type="float">
            <text:p>0.00978880950863</text:p>
          </table:table-cell>
          <table:table-cell table:style-name="ce112" table:formula="of:=([.L4]-[.L9])/[.L4]" office:value-type="float" office:value="0.0116072699325583" calcext:value-type="float">
            <text:p>0.011607269932558</text:p>
          </table:table-cell>
          <table:table-cell table:style-name="ce112" table:formula="of:=([.M4]-[.M9])/[.M4]" office:value-type="float" office:value="0.00595951268295826" calcext:value-type="float">
            <text:p>0.005959512682958</text:p>
          </table:table-cell>
          <table:table-cell table:style-name="ce112"/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formula="of:=([.P4]-[.P9])/[.P4]" office:value-type="float" office:value="0.0408552343483083" calcext:value-type="float">
            <text:p>0.040855234348308</text:p>
          </table:table-cell>
          <table:table-cell table:style-name="ce112" table:formula="of:=([.Q4]-[.Q9])/[.Q4]" office:value-type="float" office:value="0.0107733428011257" calcext:value-type="float">
            <text:p>0.010773342801126</text:p>
          </table:table-cell>
          <table:table-cell table:style-name="ce112" table:formula="of:=([.R4]-[.R9])/[.R4]" office:value-type="float" office:value="0.00711929160235912" calcext:value-type="float">
            <text:p>0.007119291602359</text:p>
          </table:table-cell>
          <table:table-cell table:style-name="ce112" table:formula="of:=([.S4]-[.S9])/[.S4]" office:value-type="float" office:value="0.00144796304079037" calcext:value-type="float">
            <text:p>0.00144796304079</text:p>
          </table:table-cell>
          <table:table-cell table:style-name="ce112" table:formula="of:=([.T4]-[.T9])/[.T4]" office:value-type="float" office:value="0.013854802560333" calcext:value-type="float">
            <text:p>0.013854802560333</text:p>
          </table:table-cell>
          <table:table-cell table:style-name="ce112" table:formula="of:=([.U4]-[.U9])/[.U4]" office:value-type="float" office:value="0.0184059161753339" calcext:value-type="float">
            <text:p>0.018405916175334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U23])/15" office:value-type="float" office:value="0.00895380838632554" calcext:value-type="float">
            <text:p>0.008953808386326</text:p>
          </table:table-cell>
          <table:table-cell table:style-name="ce13" table:formula="of:=[.B23]" office:value-type="percentage" office:value="0.00895380838632554" calcext:value-type="percentage">
            <text:p>0.90%</text:p>
          </table:table-cell>
          <table:table-cell table:style-name="ce112"/>
          <table:table-cell table:style-name="ce112" table:formula="of:=([.E4]-[.E10])/[.E4]" office:value-type="float" office:value="0.00448656487190681" calcext:value-type="float">
            <text:p>0.004486564871907</text:p>
          </table:table-cell>
          <table:table-cell table:style-name="ce112" table:formula="of:=([.F4]-[.F10])/[.F4]" office:value-type="float" office:value="0.00131025373551873" calcext:value-type="float">
            <text:p>0.001310253735519</text:p>
          </table:table-cell>
          <table:table-cell table:style-name="ce112" table:formula="of:=([.G4]-[.G10])/[.G4]" office:value-type="float" office:value="0.00777459110025046" calcext:value-type="float">
            <text:p>0.00777459110025</text:p>
          </table:table-cell>
          <table:table-cell table:style-name="ce112"/>
          <table:table-cell table:style-name="ce112" table:formula="of:=([.I4]-[.I10])/[.I4]" office:value-type="float" office:value="0.0117220645738857" calcext:value-type="float">
            <text:p>0.011722064573886</text:p>
          </table:table-cell>
          <table:table-cell table:style-name="ce112" table:formula="of:=([.J4]-[.J10])/[.J4]" office:value-type="float" office:value="0.00304718511826835" calcext:value-type="float">
            <text:p>0.003047185118268</text:p>
          </table:table-cell>
          <table:table-cell table:style-name="ce112" table:formula="of:=([.K4]-[.K10])/[.K4]" office:value-type="float" office:value="0.0118115911333358" calcext:value-type="float">
            <text:p>0.011811591133336</text:p>
          </table:table-cell>
          <table:table-cell table:style-name="ce112" table:formula="of:=([.L4]-[.L10])/[.L4]" office:value-type="float" office:value="0.0147673203318993" calcext:value-type="float">
            <text:p>0.014767320331899</text:p>
          </table:table-cell>
          <table:table-cell table:style-name="ce112" table:formula="of:=([.M4]-[.M10])/[.M4]" office:value-type="float" office:value="0.00377010601702251" calcext:value-type="float">
            <text:p>0.003770106017023</text:p>
          </table:table-cell>
          <table:table-cell table:style-name="ce112"/>
          <table:table-cell table:style-name="ce112" table:formula="of:=([.O4]-[.O10])/[.O4]" office:value-type="float" office:value="0.000220953708066535" calcext:value-type="float">
            <text:p>0.000220953708067</text:p>
          </table:table-cell>
          <table:table-cell table:style-name="ce112" table:formula="of:=([.P4]-[.P10])/[.P4]" office:value-type="float" office:value="0.035455468783675" calcext:value-type="float">
            <text:p>0.035455468783675</text:p>
          </table:table-cell>
          <table:table-cell table:style-name="ce112" table:formula="of:=([.Q4]-[.Q10])/[.Q4]" office:value-type="float" office:value="0.0102984171553808" calcext:value-type="float">
            <text:p>0.010298417155381</text:p>
          </table:table-cell>
          <table:table-cell table:style-name="ce112" table:formula="of:=([.R4]-[.R10])/[.R4]" office:value-type="float" office:value="0.00676710970269308" calcext:value-type="float">
            <text:p>0.006767109702693</text:p>
          </table:table-cell>
          <table:table-cell table:style-name="ce112" table:formula="of:=([.S4]-[.S10])/[.S4]" office:value-type="float" office:value="0.0020370584306975" calcext:value-type="float">
            <text:p>0.002037058430698</text:p>
          </table:table-cell>
          <table:table-cell table:style-name="ce112" table:formula="of:=([.T4]-[.T10])/[.T4]" office:value-type="float" office:value="0.00404092758842" calcext:value-type="float">
            <text:p>0.00404092758842</text:p>
          </table:table-cell>
          <table:table-cell table:style-name="ce112" table:formula="of:=([.U4]-[.U10])/[.U4]" office:value-type="float" office:value="0.0167975135438626" calcext:value-type="float">
            <text:p>0.01679751354386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U24])/15" office:value-type="float" office:value="0.0100488708288687" calcext:value-type="float">
            <text:p>0.010048870828869</text:p>
          </table:table-cell>
          <table:table-cell table:style-name="ce13" table:formula="of:=[.B24]" office:value-type="percentage" office:value="0.0100488708288687" calcext:value-type="percentage">
            <text:p>1.00%</text:p>
          </table:table-cell>
          <table:table-cell table:style-name="ce112"/>
          <table:table-cell table:style-name="ce112" table:formula="of:=([.E4]-[.E11])/[.E4]" office:value-type="float" office:value="0.00193934384793287" calcext:value-type="float">
            <text:p>0.001939343847933</text:p>
          </table:table-cell>
          <table:table-cell table:style-name="ce112" table:formula="of:=([.F4]-[.F11])/[.F4]" office:value-type="float" office:value="0.0024777608487998" calcext:value-type="float">
            <text:p>0.0024777608488</text:p>
          </table:table-cell>
          <table:table-cell table:style-name="ce112" table:formula="of:=([.G4]-[.G11])/[.G4]" office:value-type="float" office:value="0.00594922771324364" calcext:value-type="float">
            <text:p>0.005949227713244</text:p>
          </table:table-cell>
          <table:table-cell table:style-name="ce112"/>
          <table:table-cell table:style-name="ce112" table:formula="of:=([.I4]-[.I11])/[.I4]" office:value-type="float" office:value="0.00953050500835089" calcext:value-type="float">
            <text:p>0.009530505008351</text:p>
          </table:table-cell>
          <table:table-cell table:style-name="ce112" table:formula="of:=([.J4]-[.J11])/[.J4]" office:value-type="float" office:value="0.0013142270418437" calcext:value-type="float">
            <text:p>0.001314227041844</text:p>
          </table:table-cell>
          <table:table-cell table:style-name="ce112" table:formula="of:=([.K4]-[.K11])/[.K4]" office:value-type="float" office:value="0.0155568879529146" calcext:value-type="float">
            <text:p>0.015556887952915</text:p>
          </table:table-cell>
          <table:table-cell table:style-name="ce112" table:formula="of:=([.L4]-[.L11])/[.L4]" office:value-type="float" office:value="0.0186583624156175" calcext:value-type="float">
            <text:p>0.018658362415618</text:p>
          </table:table-cell>
          <table:table-cell table:style-name="ce112" table:formula="of:=([.M4]-[.M11])/[.M4]" office:value-type="float" office:value="0.00153083827088068" calcext:value-type="float">
            <text:p>0.001530838270881</text:p>
          </table:table-cell>
          <table:table-cell table:style-name="ce112"/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formula="of:=([.P4]-[.P11])/[.P4]" office:value-type="float" office:value="0.0602868657399607" calcext:value-type="float">
            <text:p>0.060286865739961</text:p>
          </table:table-cell>
          <table:table-cell table:style-name="ce112" table:formula="of:=([.Q4]-[.Q11])/[.Q4]" office:value-type="float" office:value="0.0101278274620619" calcext:value-type="float">
            <text:p>0.010127827462062</text:p>
          </table:table-cell>
          <table:table-cell table:style-name="ce112" table:formula="of:=([.R4]-[.R11])/[.R4]" office:value-type="float" office:value="0.00398806398467508" calcext:value-type="float">
            <text:p>0.003988063984675</text:p>
          </table:table-cell>
          <table:table-cell table:style-name="ce112" table:formula="of:=([.S4]-[.S11])/[.S4]" office:value-type="float" office:value="0.00140605776261403" calcext:value-type="float">
            <text:p>0.001406057762614</text:p>
          </table:table-cell>
          <table:table-cell table:style-name="ce112" table:formula="of:=([.T4]-[.T11])/[.T4]" office:value-type="float" office:value="0.00517024280821974" calcext:value-type="float">
            <text:p>0.00517024280822</text:p>
          </table:table-cell>
          <table:table-cell table:style-name="ce112" table:formula="of:=([.U4]-[.U11])/[.U4]" office:value-type="float" office:value="0.0127968515759154" calcext:value-type="float">
            <text:p>0.01279685157591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U25])/15" office:value-type="float" office:value="0.00806472452107486" calcext:value-type="float">
            <text:p>0.008064724521075</text:p>
          </table:table-cell>
          <table:table-cell table:style-name="ce13" table:formula="of:=[.B25]" office:value-type="percentage" office:value="0.00806472452107486" calcext:value-type="percentage">
            <text:p>0.81%</text:p>
          </table:table-cell>
          <table:table-cell table:style-name="ce112"/>
          <table:table-cell table:style-name="ce112" table:formula="of:=([.E4]-[.E12])/[.E4]" office:value-type="float" office:value="0.00364460702531477" calcext:value-type="float">
            <text:p>0.003644607025315</text:p>
          </table:table-cell>
          <table:table-cell table:style-name="ce112" table:formula="of:=([.F4]-[.F12])/[.F4]" office:value-type="float" office:value="0.00285761598772179" calcext:value-type="float">
            <text:p>0.002857615987722</text:p>
          </table:table-cell>
          <table:table-cell table:style-name="ce112" table:formula="of:=([.G4]-[.G12])/[.G4]" office:value-type="float" office:value="0.00684949512862636" calcext:value-type="float">
            <text:p>0.006849495128626</text:p>
          </table:table-cell>
          <table:table-cell table:style-name="ce112"/>
          <table:table-cell table:style-name="ce112" table:formula="of:=([.I4]-[.I12])/[.I4]" office:value-type="float" office:value="0.009291724510128" calcext:value-type="float">
            <text:p>0.009291724510128</text:p>
          </table:table-cell>
          <table:table-cell table:style-name="ce112" table:formula="of:=([.J4]-[.J12])/[.J4]" office:value-type="float" office:value="0.00549299562355769" calcext:value-type="float">
            <text:p>0.005492995623558</text:p>
          </table:table-cell>
          <table:table-cell table:style-name="ce112" table:formula="of:=([.K4]-[.K12])/[.K4]" office:value-type="float" office:value="0.0050932787138281" calcext:value-type="float">
            <text:p>0.005093278713828</text:p>
          </table:table-cell>
          <table:table-cell table:style-name="ce112" table:formula="of:=([.L4]-[.L12])/[.L4]" office:value-type="float" office:value="0.0131008401728921" calcext:value-type="float">
            <text:p>0.013100840172892</text:p>
          </table:table-cell>
          <table:table-cell table:style-name="ce112" table:formula="of:=([.M4]-[.M12])/[.M4]" office:value-type="float" office:value="0.00646845457941718" calcext:value-type="float">
            <text:p>0.006468454579417</text:p>
          </table:table-cell>
          <table:table-cell table:style-name="ce112"/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formula="of:=([.P4]-[.P12])/[.P4]" office:value-type="float" office:value="0.0378966885523132" calcext:value-type="float">
            <text:p>0.037896688552313</text:p>
          </table:table-cell>
          <table:table-cell table:style-name="ce112" table:formula="of:=([.Q4]-[.Q12])/[.Q4]" office:value-type="float" office:value="0.00516293993360356" calcext:value-type="float">
            <text:p>0.005162939933604</text:p>
          </table:table-cell>
          <table:table-cell table:style-name="ce112" table:formula="of:=([.R4]-[.R12])/[.R4]" office:value-type="float" office:value="0.00227441516724196" calcext:value-type="float">
            <text:p>0.002274415167242</text:p>
          </table:table-cell>
          <table:table-cell table:style-name="ce112" table:formula="of:=([.S4]-[.S12])/[.S4]" office:value-type="float" office:value="0.000502835842950065" calcext:value-type="float">
            <text:p>0.00050283584295</text:p>
          </table:table-cell>
          <table:table-cell table:style-name="ce112" table:formula="of:=([.T4]-[.T12])/[.T4]" office:value-type="float" office:value="0.00459864731774368" calcext:value-type="float">
            <text:p>0.004598647317744</text:p>
          </table:table-cell>
          <table:table-cell table:style-name="ce112" table:formula="of:=([.U4]-[.U12])/[.U4]" office:value-type="float" office:value="0.0177363292607844" calcext:value-type="float">
            <text:p>0.01773632926078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U26])/15" office:value-type="float" office:value="0.00996083391047243" calcext:value-type="float">
            <text:p>0.009960833910472</text:p>
          </table:table-cell>
          <table:table-cell table:style-name="ce13" table:formula="of:=[.B26]" office:value-type="percentage" office:value="0.00996083391047243" calcext:value-type="percentage">
            <text:p>1.00%</text:p>
          </table:table-cell>
          <table:table-cell table:style-name="ce112"/>
          <table:table-cell table:style-name="ce112" table:formula="of:=([.E4]-[.E13])/[.E4]" office:value-type="float" office:value="0.00286602085602539" calcext:value-type="float">
            <text:p>0.002866020856025</text:p>
          </table:table-cell>
          <table:table-cell table:style-name="ce112" table:formula="of:=([.F4]-[.F13])/[.F4]" office:value-type="float" office:value="0.00156905409660174" calcext:value-type="float">
            <text:p>0.001569054096602</text:p>
          </table:table-cell>
          <table:table-cell table:style-name="ce112" table:formula="of:=([.G4]-[.G13])/[.G4]" office:value-type="float" office:value="0.0117609382351515" calcext:value-type="float">
            <text:p>0.011760938235152</text:p>
          </table:table-cell>
          <table:table-cell table:style-name="ce112"/>
          <table:table-cell table:style-name="ce112" table:formula="of:=([.I4]-[.I13])/[.I4]" office:value-type="float" office:value="0.0102105109305576" calcext:value-type="float">
            <text:p>0.010210510930558</text:p>
          </table:table-cell>
          <table:table-cell table:style-name="ce112" table:formula="of:=([.J4]-[.J13])/[.J4]" office:value-type="float" office:value="0.00133718772776775" calcext:value-type="float">
            <text:p>0.001337187727768</text:p>
          </table:table-cell>
          <table:table-cell table:style-name="ce112" table:formula="of:=([.K4]-[.K13])/[.K4]" office:value-type="float" office:value="0.0110415007031804" calcext:value-type="float">
            <text:p>0.01104150070318</text:p>
          </table:table-cell>
          <table:table-cell table:style-name="ce112" table:formula="of:=([.L4]-[.L13])/[.L4]" office:value-type="float" office:value="0.0158335123358985" calcext:value-type="float">
            <text:p>0.015833512335899</text:p>
          </table:table-cell>
          <table:table-cell table:style-name="ce112" table:formula="of:=([.M4]-[.M13])/[.M4]" office:value-type="float" office:value="0.00898295535255846" calcext:value-type="float">
            <text:p>0.008982955352558</text:p>
          </table:table-cell>
          <table:table-cell table:style-name="ce112"/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formula="of:=([.P4]-[.P13])/[.P4]" office:value-type="float" office:value="0.0413696463720072" calcext:value-type="float">
            <text:p>0.041369646372007</text:p>
          </table:table-cell>
          <table:table-cell table:style-name="ce112" table:formula="of:=([.Q4]-[.Q13])/[.Q4]" office:value-type="float" office:value="0.0173071472922763" calcext:value-type="float">
            <text:p>0.017307147292276</text:p>
          </table:table-cell>
          <table:table-cell table:style-name="ce112" table:formula="of:=([.R4]-[.R13])/[.R4]" office:value-type="float" office:value="0.00157165925758697" calcext:value-type="float">
            <text:p>0.001571659257587</text:p>
          </table:table-cell>
          <table:table-cell table:style-name="ce112" table:formula="of:=([.S4]-[.S13])/[.S4]" office:value-type="float" office:value="0.000721093681467176" calcext:value-type="float">
            <text:p>0.000721093681467</text:p>
          </table:table-cell>
          <table:table-cell table:style-name="ce112" table:formula="of:=([.T4]-[.T13])/[.T4]" office:value-type="float" office:value="0.00605473857799905" calcext:value-type="float">
            <text:p>0.006054738577999</text:p>
          </table:table-cell>
          <table:table-cell table:style-name="ce112" table:formula="of:=([.U4]-[.U13])/[.U4]" office:value-type="float" office:value="0.0187865432380084" calcext:value-type="float">
            <text:p>0.01878654323800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U27])/15" office:value-type="float" office:value="0.00937835864890624" calcext:value-type="float">
            <text:p>0.009378358648906</text:p>
          </table:table-cell>
          <table:table-cell table:style-name="ce13" table:formula="of:=[.B27]" office:value-type="percentage" office:value="0.00937835864890624" calcext:value-type="percentage">
            <text:p>0.94%</text:p>
          </table:table-cell>
          <table:table-cell table:style-name="ce112"/>
          <table:table-cell table:style-name="ce112" table:formula="of:=([.E4]-[.E14])/[.E4]" office:value-type="float" office:value="0.00467863191899196" calcext:value-type="float">
            <text:p>0.004678631918992</text:p>
          </table:table-cell>
          <table:table-cell table:style-name="ce112" table:formula="of:=([.F4]-[.F14])/[.F4]" office:value-type="float" office:value="0.00217045102940143" calcext:value-type="float">
            <text:p>0.002170451029401</text:p>
          </table:table-cell>
          <table:table-cell table:style-name="ce112" table:formula="of:=([.G4]-[.G14])/[.G4]" office:value-type="float" office:value="0.0122156664508577" calcext:value-type="float">
            <text:p>0.012215666450858</text:p>
          </table:table-cell>
          <table:table-cell table:style-name="ce112"/>
          <table:table-cell table:style-name="ce112" table:formula="of:=([.I4]-[.I14])/[.I4]" office:value-type="float" office:value="0.00859707201729987" calcext:value-type="float">
            <text:p>0.0085970720173</text:p>
          </table:table-cell>
          <table:table-cell table:style-name="ce112" table:formula="of:=([.J4]-[.J14])/[.J4]" office:value-type="float" office:value="0.000588017185934704" calcext:value-type="float">
            <text:p>0.000588017185935</text:p>
          </table:table-cell>
          <table:table-cell table:style-name="ce112" table:formula="of:=([.K4]-[.K14])/[.K4]" office:value-type="float" office:value="0.00567317570493515" calcext:value-type="float">
            <text:p>0.005673175704935</text:p>
          </table:table-cell>
          <table:table-cell table:style-name="ce112" table:formula="of:=([.L4]-[.L14])/[.L4]" office:value-type="float" office:value="0.0144744818151528" calcext:value-type="float">
            <text:p>0.014474481815153</text:p>
          </table:table-cell>
          <table:table-cell table:style-name="ce112" table:formula="of:=([.M4]-[.M14])/[.M4]" office:value-type="float" office:value="0.00517047086290619" calcext:value-type="float">
            <text:p>0.005170470862906</text:p>
          </table:table-cell>
          <table:table-cell table:style-name="ce112"/>
          <table:table-cell table:style-name="ce112" table:formula="of:=([.O4]-[.O14])/[.O4]" office:value-type="float" office:value="0.000254224455367174" calcext:value-type="float">
            <text:p>0.000254224455367</text:p>
          </table:table-cell>
          <table:table-cell table:style-name="ce112" table:formula="of:=([.P4]-[.P14])/[.P4]" office:value-type="float" office:value="0.0349452600494562" calcext:value-type="float">
            <text:p>0.034945260049456</text:p>
          </table:table-cell>
          <table:table-cell table:style-name="ce112" table:formula="of:=([.Q4]-[.Q14])/[.Q4]" office:value-type="float" office:value="0.0144748011506691" calcext:value-type="float">
            <text:p>0.014474801150669</text:p>
          </table:table-cell>
          <table:table-cell table:style-name="ce112" table:formula="of:=([.R4]-[.R14])/[.R4]" office:value-type="float" office:value="0.00786401569365726" calcext:value-type="float">
            <text:p>0.007864015693657</text:p>
          </table:table-cell>
          <table:table-cell table:style-name="ce112" table:formula="of:=([.S4]-[.S14])/[.S4]" office:value-type="float" office:value="0.00385740524821486" calcext:value-type="float">
            <text:p>0.003857405248215</text:p>
          </table:table-cell>
          <table:table-cell table:style-name="ce112" table:formula="of:=([.T4]-[.T14])/[.T4]" office:value-type="float" office:value="0.00350511179047043" calcext:value-type="float">
            <text:p>0.00350511179047</text:p>
          </table:table-cell>
          <table:table-cell table:style-name="ce112" table:formula="of:=([.U4]-[.U14])/[.U4]" office:value-type="float" office:value="0.0222065943602787" calcext:value-type="float">
            <text:p>0.022206594360279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U28])/15" office:value-type="float" office:value="0.0105546998029954" calcext:value-type="float">
            <text:p>0.010554699802995</text:p>
          </table:table-cell>
          <table:table-cell table:style-name="ce13" table:formula="of:=[.B28]" office:value-type="percentage" office:value="0.0105546998029954" calcext:value-type="percentage">
            <text:p>1.06%</text:p>
          </table:table-cell>
          <table:table-cell table:style-name="ce112"/>
          <table:table-cell table:style-name="ce112" table:formula="of:=([.E4]-[.E15])/[.E4]" office:value-type="float" office:value="0.000830544471911312" calcext:value-type="float">
            <text:p>0.000830544471911</text:p>
          </table:table-cell>
          <table:table-cell table:style-name="ce112" table:formula="of:=([.F4]-[.F15])/[.F4]" office:value-type="float" office:value="0.0022510344188884" calcext:value-type="float">
            <text:p>0.002251034418888</text:p>
          </table:table-cell>
          <table:table-cell table:style-name="ce112" table:formula="of:=([.G4]-[.G15])/[.G4]" office:value-type="float" office:value="0.00947107123920409" calcext:value-type="float">
            <text:p>0.009471071239204</text:p>
          </table:table-cell>
          <table:table-cell table:style-name="ce112"/>
          <table:table-cell table:style-name="ce112" table:formula="of:=([.I4]-[.I15])/[.I4]" office:value-type="float" office:value="0.0113595244593466" calcext:value-type="float">
            <text:p>0.011359524459347</text:p>
          </table:table-cell>
          <table:table-cell table:style-name="ce112" table:formula="of:=([.J4]-[.J15])/[.J4]" office:value-type="float" office:value="0.000597620214786542" calcext:value-type="float">
            <text:p>0.000597620214787</text:p>
          </table:table-cell>
          <table:table-cell table:style-name="ce112" table:formula="of:=([.K4]-[.K15])/[.K4]" office:value-type="float" office:value="0.014450043114771" calcext:value-type="float">
            <text:p>0.014450043114771</text:p>
          </table:table-cell>
          <table:table-cell table:style-name="ce112" table:formula="of:=([.L4]-[.L15])/[.L4]" office:value-type="float" office:value="0.0193379718937335" calcext:value-type="float">
            <text:p>0.019337971893734</text:p>
          </table:table-cell>
          <table:table-cell table:style-name="ce112" table:formula="of:=([.M4]-[.M15])/[.M4]" office:value-type="float" office:value="0.00440393805425174" calcext:value-type="float">
            <text:p>0.004403938054252</text:p>
          </table:table-cell>
          <table:table-cell table:style-name="ce112"/>
          <table:table-cell table:style-name="ce112" table:formula="of:=([.O4]-[.O15])/[.O4]" office:value-type="float" office:value="0.000408137021182581" calcext:value-type="float">
            <text:p>0.000408137021183</text:p>
          </table:table-cell>
          <table:table-cell table:style-name="ce112" table:formula="of:=([.P4]-[.P15])/[.P4]" office:value-type="float" office:value="0.0403101164111985" calcext:value-type="float">
            <text:p>0.040310116411199</text:p>
          </table:table-cell>
          <table:table-cell table:style-name="ce112" table:formula="of:=([.Q4]-[.Q15])/[.Q4]" office:value-type="float" office:value="0.0128487481105278" calcext:value-type="float">
            <text:p>0.012848748110528</text:p>
          </table:table-cell>
          <table:table-cell table:style-name="ce112" table:formula="of:=([.R4]-[.R15])/[.R4]" office:value-type="float" office:value="0.00782106191095787" calcext:value-type="float">
            <text:p>0.007821061910958</text:p>
          </table:table-cell>
          <table:table-cell table:style-name="ce112" table:formula="of:=([.S4]-[.S15])/[.S4]" office:value-type="float" office:value="0.0015680582417435" calcext:value-type="float">
            <text:p>0.001568058241744</text:p>
          </table:table-cell>
          <table:table-cell table:style-name="ce112" table:formula="of:=([.T4]-[.T15])/[.T4]" office:value-type="float" office:value="0.013854802560333" calcext:value-type="float">
            <text:p>0.013854802560333</text:p>
          </table:table-cell>
          <table:table-cell table:style-name="ce112" table:formula="of:=([.U4]-[.U15])/[.U4]" office:value-type="float" office:value="0.0188078249220946" calcext:value-type="float">
            <text:p>0.018807824922095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U29])/15" office:value-type="float" office:value="0.00996579836889679" calcext:value-type="float">
            <text:p>0.009965798368897</text:p>
          </table:table-cell>
          <table:table-cell table:style-name="ce13" table:formula="of:=[.B29]" office:value-type="percentage" office:value="0.00996579836889679" calcext:value-type="percentage">
            <text:p>1.00%</text:p>
          </table:table-cell>
          <table:table-cell table:style-name="ce112"/>
          <table:table-cell table:style-name="ce112" table:formula="of:=([.E4]-[.E16])/[.E4]" office:value-type="float" office:value="0.00286602085602539" calcext:value-type="float">
            <text:p>0.002866020856025</text:p>
          </table:table-cell>
          <table:table-cell table:style-name="ce112" table:formula="of:=([.F4]-[.F16])/[.F4]" office:value-type="float" office:value="0.00156905409660174" calcext:value-type="float">
            <text:p>0.001569054096602</text:p>
          </table:table-cell>
          <table:table-cell table:style-name="ce112" table:formula="of:=([.G4]-[.G16])/[.G4]" office:value-type="float" office:value="0.0117609382351515" calcext:value-type="float">
            <text:p>0.011760938235152</text:p>
          </table:table-cell>
          <table:table-cell table:style-name="ce112"/>
          <table:table-cell table:style-name="ce112" table:formula="of:=([.I4]-[.I16])/[.I4]" office:value-type="float" office:value="0.0102105109305576" calcext:value-type="float">
            <text:p>0.010210510930558</text:p>
          </table:table-cell>
          <table:table-cell table:style-name="ce112" table:formula="of:=([.J4]-[.J16])/[.J4]" office:value-type="float" office:value="0.00133718772776775" calcext:value-type="float">
            <text:p>0.001337187727768</text:p>
          </table:table-cell>
          <table:table-cell table:style-name="ce112" table:formula="of:=([.K4]-[.K16])/[.K4]" office:value-type="float" office:value="0.0110415007031804" calcext:value-type="float">
            <text:p>0.01104150070318</text:p>
          </table:table-cell>
          <table:table-cell table:style-name="ce112" table:formula="of:=([.L4]-[.L16])/[.L4]" office:value-type="float" office:value="0.0158335123358985" calcext:value-type="float">
            <text:p>0.015833512335899</text:p>
          </table:table-cell>
          <table:table-cell table:style-name="ce112" table:formula="of:=([.M4]-[.M16])/[.M4]" office:value-type="float" office:value="0.00898295535255846" calcext:value-type="float">
            <text:p>0.008982955352558</text:p>
          </table:table-cell>
          <table:table-cell table:style-name="ce112"/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formula="of:=([.P4]-[.P16])/[.P4]" office:value-type="float" office:value="0.0413696463720072" calcext:value-type="float">
            <text:p>0.041369646372007</text:p>
          </table:table-cell>
          <table:table-cell table:style-name="ce112" table:formula="of:=([.Q4]-[.Q16])/[.Q4]" office:value-type="float" office:value="0.0173071472922763" calcext:value-type="float">
            <text:p>0.017307147292276</text:p>
          </table:table-cell>
          <table:table-cell table:style-name="ce112" table:formula="of:=([.R4]-[.R16])/[.R4]" office:value-type="float" office:value="0.00157165925758697" calcext:value-type="float">
            <text:p>0.001571659257587</text:p>
          </table:table-cell>
          <table:table-cell table:style-name="ce112" table:formula="of:=([.S4]-[.S16])/[.S4]" office:value-type="float" office:value="0.000795560557832596" calcext:value-type="float">
            <text:p>0.000795560557833</text:p>
          </table:table-cell>
          <table:table-cell table:style-name="ce112" table:formula="of:=([.T4]-[.T16])/[.T4]" office:value-type="float" office:value="0.00605473857799905" calcext:value-type="float">
            <text:p>0.006054738577999</text:p>
          </table:table-cell>
          <table:table-cell table:style-name="ce112" table:formula="of:=([.U4]-[.U16])/[.U4]" office:value-type="float" office:value="0.0187865432380084" calcext:value-type="float">
            <text:p>0.01878654323800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U30])/15" office:value-type="float" office:value="0.0093763902570793" calcext:value-type="float">
            <text:p>0.009376390257079</text:p>
          </table:table-cell>
          <table:table-cell table:style-name="ce13" table:formula="of:=[.B30]" office:value-type="percentage" office:value="0.0093763902570793" calcext:value-type="percentage">
            <text:p>0.94%</text:p>
          </table:table-cell>
          <table:table-cell table:style-name="ce112"/>
          <table:table-cell table:style-name="ce112" table:formula="of:=([.E4]-[.E17])/[.E4]" office:value-type="float" office:value="0.00467863191899196" calcext:value-type="float">
            <text:p>0.004678631918992</text:p>
          </table:table-cell>
          <table:table-cell table:style-name="ce112" table:formula="of:=([.F4]-[.F17])/[.F4]" office:value-type="float" office:value="0.00217045102940143" calcext:value-type="float">
            <text:p>0.002170451029401</text:p>
          </table:table-cell>
          <table:table-cell table:style-name="ce112" table:formula="of:=([.G4]-[.G17])/[.G4]" office:value-type="float" office:value="0.0122156664508577" calcext:value-type="float">
            <text:p>0.012215666450858</text:p>
          </table:table-cell>
          <table:table-cell table:style-name="ce112"/>
          <table:table-cell table:style-name="ce112" table:formula="of:=([.I4]-[.I17])/[.I4]" office:value-type="float" office:value="0.00859707201729987" calcext:value-type="float">
            <text:p>0.0085970720173</text:p>
          </table:table-cell>
          <table:table-cell table:style-name="ce112" table:formula="of:=([.J4]-[.J17])/[.J4]" office:value-type="float" office:value="0.000588017185934704" calcext:value-type="float">
            <text:p>0.000588017185935</text:p>
          </table:table-cell>
          <table:table-cell table:style-name="ce112" table:formula="of:=([.K4]-[.K17])/[.K4]" office:value-type="float" office:value="0.00567317570493515" calcext:value-type="float">
            <text:p>0.005673175704935</text:p>
          </table:table-cell>
          <table:table-cell table:style-name="ce112" table:formula="of:=([.L4]-[.L17])/[.L4]" office:value-type="float" office:value="0.0144744818151528" calcext:value-type="float">
            <text:p>0.014474481815153</text:p>
          </table:table-cell>
          <table:table-cell table:style-name="ce112" table:formula="of:=([.M4]-[.M17])/[.M4]" office:value-type="float" office:value="0.00514094498550215" calcext:value-type="float">
            <text:p>0.005140944985502</text:p>
          </table:table-cell>
          <table:table-cell table:style-name="ce112"/>
          <table:table-cell table:style-name="ce112" table:formula="of:=([.O4]-[.O17])/[.O4]" office:value-type="float" office:value="0.000254224455367174" calcext:value-type="float">
            <text:p>0.000254224455367</text:p>
          </table:table-cell>
          <table:table-cell table:style-name="ce112" table:formula="of:=([.P4]-[.P17])/[.P4]" office:value-type="float" office:value="0.0349452600494562" calcext:value-type="float">
            <text:p>0.034945260049456</text:p>
          </table:table-cell>
          <table:table-cell table:style-name="ce112" table:formula="of:=([.Q4]-[.Q17])/[.Q4]" office:value-type="float" office:value="0.0144748011506691" calcext:value-type="float">
            <text:p>0.014474801150669</text:p>
          </table:table-cell>
          <table:table-cell table:style-name="ce112" table:formula="of:=([.R4]-[.R17])/[.R4]" office:value-type="float" office:value="0.00786401569365726" calcext:value-type="float">
            <text:p>0.007864015693657</text:p>
          </table:table-cell>
          <table:table-cell table:style-name="ce112" table:formula="of:=([.S4]-[.S17])/[.S4]" office:value-type="float" office:value="0.00385740524821486" calcext:value-type="float">
            <text:p>0.003857405248215</text:p>
          </table:table-cell>
          <table:table-cell table:style-name="ce112" table:formula="of:=([.T4]-[.T17])/[.T4]" office:value-type="float" office:value="0.00350511179047043" calcext:value-type="float">
            <text:p>0.00350511179047</text:p>
          </table:table-cell>
          <table:table-cell table:style-name="ce112" table:formula="of:=([.U4]-[.U17])/[.U4]" office:value-type="float" office:value="0.0222065943602787" calcext:value-type="float">
            <text:p>0.022206594360279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U31])/15" office:value-type="float" office:value="0.0105304389189137" calcext:value-type="float">
            <text:p>0.010530438918914</text:p>
          </table:table-cell>
          <table:table-cell table:style-name="ce13" table:formula="of:=[.B31]" office:value-type="percentage" office:value="0.0105304389189137" calcext:value-type="percentage">
            <text:p>1.05%</text:p>
          </table:table-cell>
          <table:table-cell table:style-name="ce112"/>
          <table:table-cell table:style-name="ce112" table:formula="of:=([.E4]-[.E18])/[.E4]" office:value-type="float" office:value="0.000830544471911312" calcext:value-type="float">
            <text:p>0.000830544471911</text:p>
          </table:table-cell>
          <table:table-cell table:style-name="ce112" table:formula="of:=([.F4]-[.F18])/[.F4]" office:value-type="float" office:value="0.00225103441888825" calcext:value-type="float">
            <text:p>0.002251034418888</text:p>
          </table:table-cell>
          <table:table-cell table:style-name="ce112" table:formula="of:=([.G4]-[.G18])/[.G4]" office:value-type="float" office:value="0.00947107123920409" calcext:value-type="float">
            <text:p>0.009471071239204</text:p>
          </table:table-cell>
          <table:table-cell table:style-name="ce112"/>
          <table:table-cell table:style-name="ce112" table:formula="of:=([.I4]-[.I18])/[.I4]" office:value-type="float" office:value="0.0113595244593466" calcext:value-type="float">
            <text:p>0.011359524459347</text:p>
          </table:table-cell>
          <table:table-cell table:style-name="ce112" table:formula="of:=([.J4]-[.J18])/[.J4]" office:value-type="float" office:value="0.000597620214786542" calcext:value-type="float">
            <text:p>0.000597620214787</text:p>
          </table:table-cell>
          <table:table-cell table:style-name="ce112" table:formula="of:=([.K4]-[.K18])/[.K4]" office:value-type="float" office:value="0.014450043114771" calcext:value-type="float">
            <text:p>0.014450043114771</text:p>
          </table:table-cell>
          <table:table-cell table:style-name="ce112" table:formula="of:=([.L4]-[.L18])/[.L4]" office:value-type="float" office:value="0.0193379718937335" calcext:value-type="float">
            <text:p>0.019337971893734</text:p>
          </table:table-cell>
          <table:table-cell table:style-name="ce112" table:formula="of:=([.M4]-[.M18])/[.M4]" office:value-type="float" office:value="0.00440393805425174" calcext:value-type="float">
            <text:p>0.004403938054252</text:p>
          </table:table-cell>
          <table:table-cell table:style-name="ce112"/>
          <table:table-cell table:style-name="ce112" table:formula="of:=([.O4]-[.O18])/[.O4]" office:value-type="float" office:value="0.000408137021182581" calcext:value-type="float">
            <text:p>0.000408137021183</text:p>
          </table:table-cell>
          <table:table-cell table:style-name="ce112" table:formula="of:=([.P4]-[.P18])/[.P4]" office:value-type="float" office:value="0.0399336091745781" calcext:value-type="float">
            <text:p>0.039933609174578</text:p>
          </table:table-cell>
          <table:table-cell table:style-name="ce112" table:formula="of:=([.Q4]-[.Q18])/[.Q4]" office:value-type="float" office:value="0.0128487481105278" calcext:value-type="float">
            <text:p>0.012848748110528</text:p>
          </table:table-cell>
          <table:table-cell table:style-name="ce112" table:formula="of:=([.R4]-[.R18])/[.R4]" office:value-type="float" office:value="0.00783365588635304" calcext:value-type="float">
            <text:p>0.007833655886353</text:p>
          </table:table-cell>
          <table:table-cell table:style-name="ce112" table:formula="of:=([.S4]-[.S18])/[.S4]" office:value-type="float" office:value="0.0015680582417435" calcext:value-type="float">
            <text:p>0.001568058241744</text:p>
          </table:table-cell>
          <table:table-cell table:style-name="ce112" table:formula="of:=([.T4]-[.T18])/[.T4]" office:value-type="float" office:value="0.013854802560333" calcext:value-type="float">
            <text:p>0.013854802560333</text:p>
          </table:table-cell>
          <table:table-cell table:style-name="ce112" table:formula="of:=([.U4]-[.U18])/[.U4]" office:value-type="float" office:value="0.0188078249220946" calcext:value-type="float">
            <text:p>0.018807824922095</text:p>
          </table:table-cell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32:.U32])/22" office:value-type="float" office:value="0" calcext:value-type="float">
            <text:p>0</text:p>
          </table:covered-table-cell>
          <table:table-cell table:style-name="ce13" table:formula="of:=[.B32]*(-1)" office:value-type="percentage" office:value="-0" calcext:value-type="percentage">
            <text:p>0.00%</text:p>
          </table:table-cell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U33])/3" office:value-type="float" office:value="-0.0637667506361813" calcext:value-type="float">
            <text:p>-0.063766750636181</text:p>
          </table:table-cell>
          <table:table-cell table:style-name="ce13" table:formula="of:=[.B33]*(-1)" office:value-type="percentage" office:value="0.0637667506361813" calcext:value-type="percentage">
            <text:p>6.38%</text:p>
          </table:table-cell>
          <table:table-cell table:style-name="ce112" table:formula="of:=([.D3]-[.D7])/[.D3]" office:value-type="float" office:value="-0.0693779666378122" calcext:value-type="float">
            <text:p>-0.069377966637812</text:p>
          </table:table-cell>
          <table:table-cell table:style-name="ce112" table:number-columns-repeated="3"/>
          <table:table-cell table:style-name="ce112" table:formula="of:=([.H3]-[.H7])/[.H3]" office:value-type="float" office:value="-0.0306617611713731" calcext:value-type="float">
            <text:p>-0.030661761171373</text:p>
          </table:table-cell>
          <table:table-cell table:style-name="ce112" table:number-columns-repeated="5"/>
          <table:table-cell table:style-name="ce112" table:formula="of:=([.N3]-[.N7])/[.N3]" office:value-type="float" office:value="-0.0912605240993585" calcext:value-type="float">
            <text:p>-0.09126052409935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U34])/3" office:value-type="float" office:value="-0.064830106662888" calcext:value-type="float">
            <text:p>-0.064830106662888</text:p>
          </table:table-cell>
          <table:table-cell table:style-name="ce13" table:formula="of:=[.B34]*(-1)" office:value-type="percentage" office:value="0.064830106662888" calcext:value-type="percentage">
            <text:p>6.48%</text:p>
          </table:table-cell>
          <table:table-cell table:style-name="ce112" table:formula="of:=([.D3]-[.D8])/[.D3]" office:value-type="float" office:value="-0.0664054499301049" calcext:value-type="float">
            <text:p>-0.066405449930105</text:p>
          </table:table-cell>
          <table:table-cell table:style-name="ce112" table:number-columns-repeated="3"/>
          <table:table-cell table:style-name="ce112" table:formula="of:=([.H3]-[.H8])/[.H3]" office:value-type="float" office:value="-0.0370152803835134" calcext:value-type="float">
            <text:p>-0.037015280383514</text:p>
          </table:table-cell>
          <table:table-cell table:style-name="ce112" table:number-columns-repeated="5"/>
          <table:table-cell table:style-name="ce112" table:formula="of:=([.N3]-[.N8])/[.N3]" office:value-type="float" office:value="-0.0910695896750458" calcext:value-type="float">
            <text:p>-0.09106958967504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U35])/3" office:value-type="float" office:value="-0.0655922374961331" calcext:value-type="float">
            <text:p>-0.065592237496133</text:p>
          </table:table-cell>
          <table:table-cell table:style-name="ce13" table:formula="of:=[.B35]*(-1)" office:value-type="percentage" office:value="0.0655922374961331" calcext:value-type="percentage">
            <text:p>6.56%</text:p>
          </table:table-cell>
          <table:table-cell table:style-name="ce112" table:formula="of:=([.D3]-[.D9])/[.D3]" office:value-type="float" office:value="-0.0677522018979564" calcext:value-type="float">
            <text:p>-0.067752201897957</text:p>
          </table:table-cell>
          <table:table-cell table:style-name="ce112" table:number-columns-repeated="3"/>
          <table:table-cell table:style-name="ce112" table:formula="of:=([.H3]-[.H9])/[.H3]" office:value-type="float" office:value="-0.0388615007944578" calcext:value-type="float">
            <text:p>-0.038861500794458</text:p>
          </table:table-cell>
          <table:table-cell table:style-name="ce112" table:number-columns-repeated="5"/>
          <table:table-cell table:style-name="ce112" table:formula="of:=([.N3]-[.N9])/[.N3]" office:value-type="float" office:value="-0.0901630097959851" calcext:value-type="float">
            <text:p>-0.09016300979598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U36])/3" office:value-type="float" office:value="-0.0625075930011193" calcext:value-type="float">
            <text:p>-0.062507593001119</text:p>
          </table:table-cell>
          <table:table-cell table:style-name="ce13" table:formula="of:=[.B36]*(-1)" office:value-type="percentage" office:value="0.0625075930011193" calcext:value-type="percentage">
            <text:p>6.25%</text:p>
          </table:table-cell>
          <table:table-cell table:style-name="ce112" table:formula="of:=([.D3]-[.D10])/[.D3]" office:value-type="float" office:value="-0.0664018563453481" calcext:value-type="float">
            <text:p>-0.066401856345348</text:p>
          </table:table-cell>
          <table:table-cell table:style-name="ce112" table:number-columns-repeated="3"/>
          <table:table-cell table:style-name="ce112" table:formula="of:=([.H3]-[.H10])/[.H3]" office:value-type="float" office:value="-0.0348305583626446" calcext:value-type="float">
            <text:p>-0.034830558362645</text:p>
          </table:table-cell>
          <table:table-cell table:style-name="ce112" table:number-columns-repeated="5"/>
          <table:table-cell table:style-name="ce112" table:formula="of:=([.N3]-[.N10])/[.N3]" office:value-type="float" office:value="-0.0862903642953651" calcext:value-type="float">
            <text:p>-0.08629036429536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U37])/3" office:value-type="float" office:value="-0.064995259195944" calcext:value-type="float">
            <text:p>-0.064995259195944</text:p>
          </table:table-cell>
          <table:table-cell table:style-name="ce13" table:formula="of:=[.B37]*(-1)" office:value-type="percentage" office:value="0.064995259195944" calcext:value-type="percentage">
            <text:p>6.50%</text:p>
          </table:table-cell>
          <table:table-cell table:style-name="ce112" table:formula="of:=([.D3]-[.D11])/[.D3]" office:value-type="float" office:value="-0.0691365906489524" calcext:value-type="float">
            <text:p>-0.069136590648952</text:p>
          </table:table-cell>
          <table:table-cell table:style-name="ce112" table:number-columns-repeated="3"/>
          <table:table-cell table:style-name="ce112" table:formula="of:=([.H3]-[.H11])/[.H3]" office:value-type="float" office:value="-0.0348151097082624" calcext:value-type="float">
            <text:p>-0.034815109708262</text:p>
          </table:table-cell>
          <table:table-cell table:style-name="ce112" table:number-columns-repeated="5"/>
          <table:table-cell table:style-name="ce112" table:formula="of:=([.N3]-[.N11])/[.N3]" office:value-type="float" office:value="-0.0910340772306174" calcext:value-type="float">
            <text:p>-0.09103407723061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U38])/3" office:value-type="float" office:value="-0.0642155816681419" calcext:value-type="float">
            <text:p>-0.064215581668142</text:p>
          </table:table-cell>
          <table:table-cell table:style-name="ce13" table:formula="of:=[.B38]*(-1)" office:value-type="percentage" office:value="0.0642155816681419" calcext:value-type="percentage">
            <text:p>6.42%</text:p>
          </table:table-cell>
          <table:table-cell table:style-name="ce112" table:formula="of:=([.D3]-[.D12])/[.D3]" office:value-type="float" office:value="-0.0647227074210783" calcext:value-type="float">
            <text:p>-0.064722707421078</text:p>
          </table:table-cell>
          <table:table-cell table:style-name="ce112" table:number-columns-repeated="3"/>
          <table:table-cell table:style-name="ce112" table:formula="of:=([.H3]-[.H12])/[.H3]" office:value-type="float" office:value="-0.0358937835544837" calcext:value-type="float">
            <text:p>-0.035893783554484</text:p>
          </table:table-cell>
          <table:table-cell table:style-name="ce112" table:number-columns-repeated="5"/>
          <table:table-cell table:style-name="ce112" table:formula="of:=([.N3]-[.N12])/[.N3]" office:value-type="float" office:value="-0.0920302540288636" calcext:value-type="float">
            <text:p>-0.09203025402886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U39])/3" office:value-type="float" office:value="-0.063406435786531" calcext:value-type="float">
            <text:p>-0.063406435786531</text:p>
          </table:table-cell>
          <table:table-cell table:style-name="ce13" table:formula="of:=[.B39]*(-1)" office:value-type="percentage" office:value="0.063406435786531" calcext:value-type="percentage">
            <text:p>6.34%</text:p>
          </table:table-cell>
          <table:table-cell table:style-name="ce112" table:formula="of:=([.D3]-[.D13])/[.D3]" office:value-type="float" office:value="-0.0654488887237437" calcext:value-type="float">
            <text:p>-0.065448888723744</text:p>
          </table:table-cell>
          <table:table-cell table:style-name="ce112" table:number-columns-repeated="3"/>
          <table:table-cell table:style-name="ce112" table:formula="of:=([.H3]-[.H13])/[.H3]" office:value-type="float" office:value="-0.0353128360759856" calcext:value-type="float">
            <text:p>-0.035312836075986</text:p>
          </table:table-cell>
          <table:table-cell table:style-name="ce112" table:number-columns-repeated="5"/>
          <table:table-cell table:style-name="ce112" table:formula="of:=([.N3]-[.N13])/[.N3]" office:value-type="float" office:value="-0.0894575825598638" calcext:value-type="float">
            <text:p>-0.08945758255986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U40])/3" office:value-type="float" office:value="-0.066090972869326" calcext:value-type="float">
            <text:p>-0.066090972869326</text:p>
          </table:table-cell>
          <table:table-cell table:style-name="ce13" table:formula="of:=[.B40]*(-1)" office:value-type="percentage" office:value="0.066090972869326" calcext:value-type="percentage">
            <text:p>6.61%</text:p>
          </table:table-cell>
          <table:table-cell table:style-name="ce112" table:formula="of:=([.D3]-[.D14])/[.D3]" office:value-type="float" office:value="-0.0707304778630178" calcext:value-type="float">
            <text:p>-0.070730477863018</text:p>
          </table:table-cell>
          <table:table-cell table:style-name="ce112" table:number-columns-repeated="3"/>
          <table:table-cell table:style-name="ce112" table:formula="of:=([.H3]-[.H14])/[.H3]" office:value-type="float" office:value="-0.0381584181438828" calcext:value-type="float">
            <text:p>-0.038158418143883</text:p>
          </table:table-cell>
          <table:table-cell table:style-name="ce112" table:number-columns-repeated="5"/>
          <table:table-cell table:style-name="ce112" table:formula="of:=([.N3]-[.N14])/[.N3]" office:value-type="float" office:value="-0.0893840226010774" calcext:value-type="float">
            <text:p>-0.08938402260107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U41])/3" office:value-type="float" office:value="-0.0675449125395377" calcext:value-type="float">
            <text:p>-0.067544912539538</text:p>
          </table:table-cell>
          <table:table-cell table:style-name="ce13" table:formula="of:=[.B41]*(-1)" office:value-type="percentage" office:value="0.0675449125395377" calcext:value-type="percentage">
            <text:p>6.75%</text:p>
          </table:table-cell>
          <table:table-cell table:style-name="ce112" table:formula="of:=([.D3]-[.D15])/[.D3]" office:value-type="float" office:value="-0.0749580955515921" calcext:value-type="float">
            <text:p>-0.074958095551592</text:p>
          </table:table-cell>
          <table:table-cell table:style-name="ce112" table:number-columns-repeated="3"/>
          <table:table-cell table:style-name="ce112" table:formula="of:=([.H3]-[.H15])/[.H3]" office:value-type="float" office:value="-0.0371591428908688" calcext:value-type="float">
            <text:p>-0.037159142890869</text:p>
          </table:table-cell>
          <table:table-cell table:style-name="ce112" table:number-columns-repeated="5"/>
          <table:table-cell table:style-name="ce112" table:formula="of:=([.N3]-[.N15])/[.N3]" office:value-type="float" office:value="-0.0905174991761523" calcext:value-type="float">
            <text:p>-0.09051749917615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U42])/3" office:value-type="float" office:value="-0.0645405143093199" calcext:value-type="float">
            <text:p>-0.06454051430932</text:p>
          </table:table-cell>
          <table:table-cell table:style-name="ce13" table:formula="of:=[.B42]*(-1)" office:value-type="percentage" office:value="0.0645405143093199" calcext:value-type="percentage">
            <text:p>6.45%</text:p>
          </table:table-cell>
          <table:table-cell table:style-name="ce112" table:formula="of:=([.D3]-[.D16])/[.D3]" office:value-type="float" office:value="-0.0671034970996586" calcext:value-type="float">
            <text:p>-0.067103497099659</text:p>
          </table:table-cell>
          <table:table-cell table:style-name="ce112" table:number-columns-repeated="3"/>
          <table:table-cell table:style-name="ce112" table:formula="of:=([.H3]-[.H16])/[.H3]" office:value-type="float" office:value="-0.0370604632684372" calcext:value-type="float">
            <text:p>-0.037060463268437</text:p>
          </table:table-cell>
          <table:table-cell table:style-name="ce112" table:number-columns-repeated="5"/>
          <table:table-cell table:style-name="ce112" table:formula="of:=([.N3]-[.N16])/[.N3]" office:value-type="float" office:value="-0.0894575825598638" calcext:value-type="float">
            <text:p>-0.08945758255986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U43])/3" office:value-type="float" office:value="-0.066090972869326" calcext:value-type="float">
            <text:p>-0.066090972869326</text:p>
          </table:table-cell>
          <table:table-cell table:style-name="ce13" table:formula="of:=[.B43]*(-1)" office:value-type="percentage" office:value="0.066090972869326" calcext:value-type="percentage">
            <text:p>6.61%</text:p>
          </table:table-cell>
          <table:table-cell table:style-name="ce112" table:formula="of:=([.D3]-[.D17])/[.D3]" office:value-type="float" office:value="-0.0707304778630178" calcext:value-type="float">
            <text:p>-0.070730477863018</text:p>
          </table:table-cell>
          <table:table-cell table:style-name="ce112" table:number-columns-repeated="3"/>
          <table:table-cell table:style-name="ce112" table:formula="of:=([.H3]-[.H17])/[.H3]" office:value-type="float" office:value="-0.0381584181438828" calcext:value-type="float">
            <text:p>-0.038158418143883</text:p>
          </table:table-cell>
          <table:table-cell table:style-name="ce112" table:number-columns-repeated="5"/>
          <table:table-cell table:style-name="ce112" table:formula="of:=([.N3]-[.N17])/[.N3]" office:value-type="float" office:value="-0.0893840226010773" calcext:value-type="float">
            <text:p>-0.08938402260107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U44])/3" office:value-type="float" office:value="-0.0675449125395377" calcext:value-type="float">
            <text:p>-0.067544912539538</text:p>
          </table:table-cell>
          <table:table-cell table:style-name="ce13" table:formula="of:=[.B44]*(-1)" office:value-type="percentage" office:value="0.0675449125395377" calcext:value-type="percentage">
            <text:p>6.75%</text:p>
          </table:table-cell>
          <table:table-cell table:style-name="ce112" table:formula="of:=([.D3]-[.D18])/[.D3]" office:value-type="float" office:value="-0.0749580955515921" calcext:value-type="float">
            <text:p>-0.074958095551592</text:p>
          </table:table-cell>
          <table:table-cell table:style-name="ce112" table:number-columns-repeated="3"/>
          <table:table-cell table:style-name="ce112" table:formula="of:=([.H3]-[.H18])/[.H3]" office:value-type="float" office:value="-0.0371591428908688" calcext:value-type="float">
            <text:p>-0.037159142890869</text:p>
          </table:table-cell>
          <table:table-cell table:style-name="ce112" table:number-columns-repeated="5"/>
          <table:table-cell table:style-name="ce112" table:formula="of:=([.N3]-[.N18])/[.N3]" office:value-type="float" office:value="-0.0905174991761523" calcext:value-type="float">
            <text:p>-0.09051749917615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637667506361813" calcext:value-type="percentage">
            <text:p>6.38%</text:p>
          </table:table-cell>
          <table:table-cell table:style-name="ce12" table:formula="of:=[.C20]" office:value-type="percentage" office:value="0.0101226313773016" calcext:value-type="percentage">
            <text:p>1.0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64830106662888" calcext:value-type="percentage">
            <text:p>6.48%</text:p>
          </table:table-cell>
          <table:table-cell table:style-name="ce12" table:formula="of:=[.C21]" office:value-type="percentage" office:value="0.0100479888961006" calcext:value-type="percentage">
            <text:p>1.0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655922374961331" calcext:value-type="percentage">
            <text:p>6.56%</text:p>
          </table:table-cell>
          <table:table-cell table:style-name="ce12" table:formula="of:=[.C22]" office:value-type="percentage" office:value="0.00952658784623551" calcext:value-type="percentage">
            <text:p>0.9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625075930011193" calcext:value-type="percentage">
            <text:p>6.25%</text:p>
          </table:table-cell>
          <table:table-cell table:style-name="ce12" table:formula="of:=[.C23]" office:value-type="percentage" office:value="0.00895380838632554" calcext:value-type="percentage">
            <text:p>0.9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64995259195944" calcext:value-type="percentage">
            <text:p>6.50%</text:p>
          </table:table-cell>
          <table:table-cell table:style-name="ce12" table:formula="of:=[.C24]" office:value-type="percentage" office:value="0.0100488708288687" calcext:value-type="percentage">
            <text:p>1.0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642155816681419" calcext:value-type="percentage">
            <text:p>6.42%</text:p>
          </table:table-cell>
          <table:table-cell table:style-name="ce12" table:formula="of:=[.C25]" office:value-type="percentage" office:value="0.00806472452107486" calcext:value-type="percentage">
            <text:p>0.8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63406435786531" calcext:value-type="percentage">
            <text:p>6.34%</text:p>
          </table:table-cell>
          <table:table-cell table:style-name="ce12" table:formula="of:=[.C26]" office:value-type="percentage" office:value="0.00996083391047243" calcext:value-type="percentage">
            <text:p>1.0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66090972869326" calcext:value-type="percentage">
            <text:p>6.61%</text:p>
          </table:table-cell>
          <table:table-cell table:style-name="ce12" table:formula="of:=[.C27]" office:value-type="percentage" office:value="0.00937835864890624" calcext:value-type="percentage">
            <text:p>0.9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675449125395377" calcext:value-type="percentage">
            <text:p>6.75%</text:p>
          </table:table-cell>
          <table:table-cell table:style-name="ce12" table:formula="of:=[.C28]" office:value-type="percentage" office:value="0.0105546998029954" calcext:value-type="percentage">
            <text:p>1.06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645405143093199" calcext:value-type="percentage">
            <text:p>6.45%</text:p>
          </table:table-cell>
          <table:table-cell table:style-name="ce12" table:formula="of:=[.C29]" office:value-type="percentage" office:value="0.00996579836889679" calcext:value-type="percentage">
            <text:p>1.0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66090972869326" calcext:value-type="percentage">
            <text:p>6.61%</text:p>
          </table:table-cell>
          <table:table-cell table:style-name="ce12" table:formula="of:=[.C30]" office:value-type="percentage" office:value="0.0093763902570793" calcext:value-type="percentage">
            <text:p>0.9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675449125395377" calcext:value-type="percentage">
            <text:p>6.75%</text:p>
          </table:table-cell>
          <table:table-cell table:style-name="ce12" table:formula="of:=[.C31]" office:value-type="percentage" office:value="0.0105304389189137" calcext:value-type="percentage">
            <text:p>1.05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9:16:15.835286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09:20:16.373665488</dc:date>
    <meta:editing-duration>P2DT11H35M55S</meta:editing-duration>
    <meta:editing-cycles>93</meta:editing-cycles>
    <meta:generator>LibreOffice/6.4.2.2$MacOSX_X86_64 LibreOffice_project/4e471d8c02c9c90f512f7f9ead8875b57fcb1ec3</meta:generator>
    <meta:document-statistic meta:table-count="2" meta:cell-count="60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/>
            <chart:data-point chart:style-name="ch11"/>
            <chart:data-point chart:style-name="ch10"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637667506361813">
                <text:p>0.0637667506361813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64830106662888">
                <text:p>0.064830106662888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655922374961331">
                <text:p>0.065592237496133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625075930011193">
                <text:p>0.0625075930011193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64995259195944">
                <text:p>0.06499525919594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642155816681419">
                <text:p>0.0642155816681419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63406435786531">
                <text:p>0.063406435786531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66090972869326">
                <text:p>0.066090972869326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675449125395377">
                <text:p>0.0675449125395377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645405143093199">
                <text:p>0.0645405143093199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66090972869326">
                <text:p>0.066090972869326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675449125395377">
                <text:p>0.0675449125395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01226313773016">
                <text:p>0.0101226313773016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00479888961006">
                <text:p>0.0100479888961006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952658784623551">
                <text:p>0.0095265878462355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895380838632554">
                <text:p>0.00895380838632554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100488708288687">
                <text:p>0.010048870828868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806472452107486">
                <text:p>0.00806472452107486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996083391047243">
                <text:p>0.00996083391047243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937835864890624">
                <text:p>0.00937835864890624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105546998029954">
                <text:p>0.0105546998029954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996579836889679">
                <text:p>0.00996579836889679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93763902570793">
                <text:p>0.0093763902570793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05304389189137">
                <text:p>0.0105304389189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